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327in"/>
    </style:style>
    <style:style style:name="co2" style:family="table-column">
      <style:table-column-properties fo:break-before="auto" style:column-width="0.889in"/>
    </style:style>
    <style:style style:name="co3" style:family="table-column">
      <style:table-column-properties fo:break-before="auto" style:column-width="2.20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ranscriptions" table:style-name="ta1">
        <table:table-column table:style-name="co1" table:default-cell-style-name="Default"/>
        <table:table-column table:style-name="co2" table:number-columns-repeated="2" table:default-cell-style-name="Default"/>
        <table:table-column table:style-name="co2" table:default-cell-style-name="ce2"/>
        <table:table-column table:style-name="co2" table:default-cell-style-name="Default"/>
        <table:table-row table:style-name="ro1">
          <table:table-cell table:style-name="ce1" office:value-type="string" calcext:value-type="string">
            <text:p>Sound_file</text:p>
          </table:table-cell>
          <table:table-cell table:style-name="ce1" office:value-type="string" calcext:value-type="string">
            <text:p>Length (s)</text:p>
          </table:table-cell>
          <table:table-cell office:value-type="string" calcext:value-type="string">
            <text:p>Transcription</text:p>
          </table:table-cell>
          <table:table-cell table:style-name="Default" office:value-type="string" calcext:value-type="string">
            <text:p>nr_words</text:p>
          </table:table-cell>
          <table:table-cell office:value-type="string" calcext:value-type="string">
            <text:p>words per second</text:p>
          </table:table-cell>
        </table:table-row>
        <table:table-row table:style-name="ro1">
          <table:table-cell office:value-type="string" calcext:value-type="string">
            <text:p>016_20140701.wav.pcm</text:p>
          </table:table-cell>
          <table:table-cell office:value-type="float" office:value="22" calcext:value-type="float">
            <text:p>22</text:p>
          </table:table-cell>
          <table:table-cell office:value-type="string" calcext:value-type="string">
            <text:p>I would like to propose on behalf of the snd group our colleague claude moraes as chair of this committee, miss zippal, claude moraes our colleague from snd is nominated, any other nominations</text:p>
          </table:table-cell>
          <table:table-cell table:formula="of:=IF(LEN([.C2])=0;0;LEN([.C2])-LEN(SUBSTITUTE([.C2];&quot; &quot;;&quot;&quot;))+1)" office:value-type="float" office:value="33" calcext:value-type="float">
            <text:p>33</text:p>
          </table:table-cell>
          <table:table-cell table:formula="of:=[.D2]/[.B2]" office:value-type="float" office:value="1.5" calcext:value-type="float">
            <text:p>1.5</text:p>
          </table:table-cell>
        </table:table-row>
        <table:table-row table:style-name="ro1">
          <table:table-cell office:value-type="string" calcext:value-type="string">
            <text:p>017_20140701.wav.pcm</text:p>
          </table:table-cell>
          <table:table-cell office:value-type="float" office:value="27" calcext:value-type="float">
            <text:p>27</text:p>
          </table:table-cell>
          <table:table-cell office:value-type="string" calcext:value-type="string">
            <text:p>no, I ask then the nominated candidate whether he agrees to being nominated, I accept, thank you claude, I state that the candidate fulfilled the necessary preconditions concerning the declaration of financial interests and is full member of this committee</text:p>
          </table:table-cell>
          <table:table-cell table:formula="of:=IF(LEN([.C3])=0;0;LEN([.C3])-LEN(SUBSTITUTE([.C3];&quot; &quot;;&quot;&quot;))+1)" office:value-type="float" office:value="40" calcext:value-type="float">
            <text:p>40</text:p>
          </table:table-cell>
          <table:table-cell table:formula="of:=[.D3]/[.B3]" office:value-type="float" office:value="1.48148148148148" calcext:value-type="float">
            <text:p>1.48148148148148</text:p>
          </table:table-cell>
        </table:table-row>
        <table:table-row table:style-name="ro1">
          <table:table-cell office:value-type="string" calcext:value-type="string">
            <text:p>018_20140701.wav.pcm</text:p>
          </table:table-cell>
          <table:table-cell office:value-type="float" office:value="15" calcext:value-type="float">
            <text:p>15</text:p>
          </table:table-cell>
          <table:table-cell office:value-type="string" calcext:value-type="string">
            <text:p>and as there is only one candidate, I would like to suggest to proceed with the election of the chair by acclamation, so I have to ask do you agree that it should be by acclamation and you don’t want (…), thank you</text:p>
          </table:table-cell>
          <table:table-cell table:formula="of:=IF(LEN([.C4])=0;0;LEN([.C4])-LEN(SUBSTITUTE([.C4];&quot; &quot;;&quot;&quot;))+1)" office:value-type="float" office:value="43" calcext:value-type="float">
            <text:p>43</text:p>
          </table:table-cell>
          <table:table-cell table:formula="of:=[.D4]/[.B4]" office:value-type="float" office:value="2.86666666666667" calcext:value-type="float">
            <text:p>2.86666666666667</text:p>
          </table:table-cell>
        </table:table-row>
        <table:table-row table:style-name="ro1">
          <table:table-cell office:value-type="string" calcext:value-type="string">
            <text:p>019_20140701.wav.pcm</text:p>
          </table:table-cell>
          <table:table-cell office:value-type="float" office:value="23" calcext:value-type="float">
            <text:p>23</text:p>
          </table:table-cell>
          <table:table-cell office:value-type="string" calcext:value-type="string">
            <text:p>so lets do it by acclamation, congratulation mister moraes, I declare the candidate elected by acclamation and ask the new chair to take seat</text:p>
          </table:table-cell>
          <table:table-cell table:formula="of:=IF(LEN([.C5])=0;0;LEN([.C5])-LEN(SUBSTITUTE([.C5];&quot; &quot;;&quot;&quot;))+1)" office:value-type="float" office:value="24" calcext:value-type="float">
            <text:p>24</text:p>
          </table:table-cell>
          <table:table-cell table:formula="of:=[.D5]/[.B5]" office:value-type="float" office:value="1.04347826086957" calcext:value-type="float">
            <text:p>1.04347826086957</text:p>
          </table:table-cell>
        </table:table-row>
        <table:table-row table:style-name="ro1">
          <table:table-cell office:value-type="string" calcext:value-type="string">
            <text:p>020_20140701.wav.pcm</text:p>
          </table:table-cell>
          <table:table-cell office:value-type="float" office:value="28" calcext:value-type="float">
            <text:p>28</text:p>
          </table:table-cell>
          <table:table-cell office:value-type="string" calcext:value-type="string">
            <text:p>thank you very much colleagues</text:p>
          </table:table-cell>
          <table:table-cell table:formula="of:=IF(LEN([.C6])=0;0;LEN([.C6])-LEN(SUBSTITUTE([.C6];&quot; &quot;;&quot;&quot;))+1)" office:value-type="float" office:value="5" calcext:value-type="float">
            <text:p>5</text:p>
          </table:table-cell>
          <table:table-cell table:formula="of:=[.D6]/[.B6]" office:value-type="float" office:value="0.178571428571429" calcext:value-type="float">
            <text:p>0.178571428571429</text:p>
          </table:table-cell>
        </table:table-row>
        <table:table-row table:style-name="ro1">
          <table:table-cell office:value-type="string" calcext:value-type="string">
            <text:p>021_20140701.wav.pcm</text:p>
          </table:table-cell>
          <table:table-cell office:value-type="float" office:value="16" calcext:value-type="float">
            <text:p>16</text:p>
          </table:table-cell>
          <table:table-cell/>
          <table:table-cell table:formula="of:=IF(LEN([.C7])=0;0;LEN([.C7])-LEN(SUBSTITUTE([.C7];&quot; &quot;;&quot;&quot;))+1)" office:value-type="float" office:value="0" calcext:value-type="float">
            <text:p>0</text:p>
          </table:table-cell>
          <table:table-cell table:formula="of:=[.D7]/[.B7]" office:value-type="float" office:value="0" calcext:value-type="float">
            <text:p>0</text:p>
          </table:table-cell>
        </table:table-row>
        <table:table-row table:style-name="ro1">
          <table:table-cell office:value-type="string" calcext:value-type="string">
            <text:p>022_20140701.wav.pcm</text:p>
          </table:table-cell>
          <table:table-cell office:value-type="float" office:value="20" calcext:value-type="float">
            <text:p>20</text:p>
          </table:table-cell>
          <table:table-cell office:value-type="string" calcext:value-type="string">
            <text:p>first of all, thank you kinga and thank you colleagues for this huge privilege to be elected chair of the libe committee, before I proceed to the election of vice chairs, which I don’t want to delay because we have</text:p>
          </table:table-cell>
          <table:table-cell table:formula="of:=IF(LEN([.C8])=0;0;LEN([.C8])-LEN(SUBSTITUTE([.C8];&quot; &quot;;&quot;&quot;))+1)" office:value-type="float" office:value="40" calcext:value-type="float">
            <text:p>40</text:p>
          </table:table-cell>
          <table:table-cell table:formula="of:=[.D8]/[.B8]" office:value-type="float" office:value="2" calcext:value-type="float">
            <text:p>2</text:p>
          </table:table-cell>
        </table:table-row>
        <table:table-row table:style-name="ro1">
          <table:table-cell office:value-type="string" calcext:value-type="string">
            <text:p>023_20140701.wav.pcm</text:p>
          </table:table-cell>
          <table:table-cell office:value-type="float" office:value="25" calcext:value-type="float">
            <text:p>25</text:p>
          </table:table-cell>
          <table:table-cell office:value-type="string" calcext:value-type="string">
            <text:p>we have, I feel rather, sorry, I feel rather emotional to be become chair of the libe committee I would say to the existing members, some of you have paid me the honor of coming today, you know that this committee is one of the most important committees of the legislature, of the mandate, we deal with the, values issues of this house</text:p>
          </table:table-cell>
          <table:table-cell table:formula="of:=IF(LEN([.C9])=0;0;LEN([.C9])-LEN(SUBSTITUTE([.C9];&quot; &quot;;&quot;&quot;))+1)" office:value-type="float" office:value="63" calcext:value-type="float">
            <text:p>63</text:p>
          </table:table-cell>
          <table:table-cell table:formula="of:=[.D9]/[.B9]" office:value-type="float" office:value="2.52" calcext:value-type="float">
            <text:p>2.52</text:p>
          </table:table-cell>
        </table:table-row>
        <table:table-row table:style-name="ro1">
          <table:table-cell office:value-type="string" calcext:value-type="string">
            <text:p>024_20140701.wav.pcm</text:p>
          </table:table-cell>
          <table:table-cell office:value-type="float" office:value="26" calcext:value-type="float">
            <text:p>26</text:p>
          </table:table-cell>
          <table:table-cell office:value-type="string" calcext:value-type="string">
            <text:p>those existing members I’m looking at today have dealt with some of the most the important legislation this house will deal with, of course the economy is the most important thing, we all know that, but the values, because we are a parliament of values as well, is very much dealt with in the civil liberties justice and home affairs committee, data, asylum and immigration, anti discrimination work,</text:p>
          </table:table-cell>
          <table:table-cell table:formula="of:=IF(LEN([.C10])=0;0;LEN([.C10])-LEN(SUBSTITUTE([.C10];&quot; &quot;;&quot;&quot;))+1)" office:value-type="float" office:value="68" calcext:value-type="float">
            <text:p>68</text:p>
          </table:table-cell>
          <table:table-cell table:formula="of:=[.D10]/[.B10]" office:value-type="float" office:value="2.61538461538462" calcext:value-type="float">
            <text:p>2.61538461538462</text:p>
          </table:table-cell>
        </table:table-row>
        <table:table-row table:style-name="ro1">
          <table:table-cell office:value-type="string" calcext:value-type="string">
            <text:p>025_20140701.wav.pcm</text:p>
          </table:table-cell>
          <table:table-cell office:value-type="float" office:value="21" calcext:value-type="float">
            <text:p>21</text:p>
          </table:table-cell>
          <table:table-cell office:value-type="string" calcext:value-type="string">
            <text:p>anti terrorism, the whole panoply of legislation which is so important to us, so this is a huge privilege and honor, and I want to thank you for this honor today, I would like to proceed now to the election of the vice chairs, ehm first of all</text:p>
          </table:table-cell>
          <table:table-cell table:formula="of:=IF(LEN([.C11])=0;0;LEN([.C11])-LEN(SUBSTITUTE([.C11];&quot; &quot;;&quot;&quot;))+1)" office:value-type="float" office:value="48" calcext:value-type="float">
            <text:p>48</text:p>
          </table:table-cell>
          <table:table-cell table:formula="of:=[.D11]/[.B11]" office:value-type="float" office:value="2.28571428571429" calcext:value-type="float">
            <text:p>2.28571428571429</text:p>
          </table:table-cell>
        </table:table-row>
        <table:table-row table:style-name="ro1">
          <table:table-cell office:value-type="string" calcext:value-type="string">
            <text:p>008_20140714.wav.pcm</text:p>
          </table:table-cell>
          <table:table-cell office:value-type="float" office:value="30" calcext:value-type="float">
            <text:p>30</text:p>
          </table:table-cell>
          <table:table-cell office:value-type="string" calcext:value-type="string">
            <text:p>(…) yes, thank you very much, I am vicky maeijer, chair, I am a member of the freedom party, at the moment non attached, in the european parliament and I objected by email to the fact that I am not entitled apparently to put a question this evening I’d like that objection to be appropriately registered because I think as non attached members we have every right to have our voice heard</text:p>
          </table:table-cell>
          <table:table-cell table:formula="of:=IF(LEN([.C12])=0;0;LEN([.C12])-LEN(SUBSTITUTE([.C12];&quot; &quot;;&quot;&quot;))+1)" office:value-type="float" office:value="72" calcext:value-type="float">
            <text:p>72</text:p>
          </table:table-cell>
          <table:table-cell table:formula="of:=[.D12]/[.B12]" office:value-type="float" office:value="2.4" calcext:value-type="float">
            <text:p>2.4</text:p>
          </table:table-cell>
        </table:table-row>
        <table:table-row table:style-name="ro1">
          <table:table-cell office:value-type="string" calcext:value-type="string">
            <text:p>009_20140714.wav.pcm</text:p>
          </table:table-cell>
          <table:table-cell office:value-type="float" office:value="17" calcext:value-type="float">
            <text:p>17</text:p>
          </table:table-cell>
          <table:table-cell office:value-type="string" calcext:value-type="string">
            <text:p>okay, thank you for putting your objection so politely and effectively, that’s noted and we will move on to the first statement of mister slobodan, thank you mister chairman, I would also</text:p>
          </table:table-cell>
          <table:table-cell table:formula="of:=IF(LEN([.C13])=0;0;LEN([.C13])-LEN(SUBSTITUTE([.C13];&quot; &quot;;&quot;&quot;))+1)" office:value-type="float" office:value="32" calcext:value-type="float">
            <text:p>32</text:p>
          </table:table-cell>
          <table:table-cell table:formula="of:=[.D13]/[.B13]" office:value-type="float" office:value="1.88235294117647" calcext:value-type="float">
            <text:p>1.88235294117647</text:p>
          </table:table-cell>
        </table:table-row>
        <table:table-row table:style-name="ro1">
          <table:table-cell office:value-type="string" calcext:value-type="string">
            <text:p>010_20140714.wav.pcm</text:p>
          </table:table-cell>
          <table:table-cell office:value-type="float" office:value="20" calcext:value-type="float">
            <text:p>20</text:p>
          </table:table-cell>
          <table:table-cell office:value-type="string" calcext:value-type="string">
            <text:p>I would also, I would also like to greet the members of the JURI committee, LIBE committee and the FEMM committee, but first of all also madam Martine Reicherts the comissionary designate</text:p>
          </table:table-cell>
          <table:table-cell table:formula="of:=IF(LEN([.C14])=0;0;LEN([.C14])-LEN(SUBSTITUTE([.C14];&quot; &quot;;&quot;&quot;))+1)" office:value-type="float" office:value="32" calcext:value-type="float">
            <text:p>32</text:p>
          </table:table-cell>
          <table:table-cell table:formula="of:=[.D14]/[.B14]" office:value-type="float" office:value="1.6" calcext:value-type="float">
            <text:p>1.6</text:p>
          </table:table-cell>
        </table:table-row>
        <table:table-row table:style-name="ro1">
          <table:table-cell office:value-type="string" calcext:value-type="string">
            <text:p>011_20140714.wav.pcm</text:p>
          </table:table-cell>
          <table:table-cell office:value-type="float" office:value="19" calcext:value-type="float">
            <text:p>19</text:p>
          </table:table-cell>
          <table:table-cell office:value-type="string" calcext:value-type="string">
            <text:p>I would like to stress that the cooperation between our committees is very important because there are areas of common interest among us, there are also areas of responsibility of the commissional designate</text:p>
          </table:table-cell>
          <table:table-cell table:formula="of:=IF(LEN([.C15])=0;0;LEN([.C15])-LEN(SUBSTITUTE([.C15];&quot; &quot;;&quot;&quot;))+1)" office:value-type="float" office:value="33" calcext:value-type="float">
            <text:p>33</text:p>
          </table:table-cell>
          <table:table-cell table:formula="of:=[.D15]/[.B15]" office:value-type="float" office:value="1.73684210526316" calcext:value-type="float">
            <text:p>1.73684210526316</text:p>
          </table:table-cell>
        </table:table-row>
        <table:table-row table:style-name="ro1">
          <table:table-cell office:value-type="string" calcext:value-type="string">
            <text:p>012_20140714.wav.pcm</text:p>
          </table:table-cell>
          <table:table-cell office:value-type="float" office:value="15" calcext:value-type="float">
            <text:p>15</text:p>
          </table:table-cell>
          <table:table-cell office:value-type="string" calcext:value-type="string">
            <text:p>that overlap with the field of, of responsibility of the JURI committee, namely the field of civil justice including family law and private international law</text:p>
          </table:table-cell>
          <table:table-cell table:formula="of:=IF(LEN([.C16])=0;0;LEN([.C16])-LEN(SUBSTITUTE([.C16];&quot; &quot;;&quot;&quot;))+1)" office:value-type="float" office:value="25" calcext:value-type="float">
            <text:p>25</text:p>
          </table:table-cell>
          <table:table-cell table:formula="of:=[.D16]/[.B16]" office:value-type="float" office:value="1.66666666666667" calcext:value-type="float">
            <text:p>1.66666666666667</text:p>
          </table:table-cell>
        </table:table-row>
        <table:table-row table:style-name="ro1">
          <table:table-cell office:value-type="string" calcext:value-type="string">
            <text:p>013_20140714.wav.pcm</text:p>
          </table:table-cell>
          <table:table-cell office:value-type="float" office:value="21" calcext:value-type="float">
            <text:p>21</text:p>
          </table:table-cell>
          <table:table-cell office:value-type="string" calcext:value-type="string">
            <text:p>and these are the areas that the JURI members are going to focus in their questions, I am sure madam that after your election the cooperation with yourself is going to be as fruitfull as it was in the past with madam Reding when she was</text:p>
          </table:table-cell>
          <table:table-cell table:formula="of:=IF(LEN([.C17])=0;0;LEN([.C17])-LEN(SUBSTITUTE([.C17];&quot; &quot;;&quot;&quot;))+1)" office:value-type="float" office:value="46" calcext:value-type="float">
            <text:p>46</text:p>
          </table:table-cell>
          <table:table-cell table:formula="of:=[.D17]/[.B17]" office:value-type="float" office:value="2.19047619047619" calcext:value-type="float">
            <text:p>2.19047619047619</text:p>
          </table:table-cell>
        </table:table-row>
        <table:table-row table:style-name="ro1">
          <table:table-cell office:value-type="string" calcext:value-type="string">
            <text:p>014_20140714.wav.pcm</text:p>
          </table:table-cell>
          <table:table-cell office:value-type="float" office:value="20" calcext:value-type="float">
            <text:p>20</text:p>
          </table:table-cell>
          <table:table-cell office:value-type="string" calcext:value-type="string">
            <text:p>in office, being short of time let me just pass the floor to madam Garcia Perez from the FEMM committee thank you, thank you very much chairman, good afternoon to all colleagues, and of course</text:p>
          </table:table-cell>
          <table:table-cell table:formula="of:=IF(LEN([.C18])=0;0;LEN([.C18])-LEN(SUBSTITUTE([.C18];&quot; &quot;;&quot;&quot;))+1)" office:value-type="float" office:value="35" calcext:value-type="float">
            <text:p>35</text:p>
          </table:table-cell>
          <table:table-cell table:formula="of:=[.D18]/[.B18]" office:value-type="float" office:value="1.75" calcext:value-type="float">
            <text:p>1.75</text:p>
          </table:table-cell>
        </table:table-row>
        <table:table-row table:style-name="ro1">
          <table:table-cell office:value-type="string" calcext:value-type="string">
            <text:p>016_20140714.wav.pcm</text:p>
          </table:table-cell>
          <table:table-cell office:value-type="float" office:value="28" calcext:value-type="float">
            <text:p>28</text:p>
          </table:table-cell>
          <table:table-cell office:value-type="string" calcext:value-type="string">
            <text:p>it is one that is, that characterizes all European policy making and we believe that gender equality is absolutely fundamental as is fighting against gender based violence and several different dossiers such as maternity leave and the dossier on women on the the boards of (…) is, are all all extremely fundamental, the difficulties that women are fighting</text:p>
          </table:table-cell>
          <table:table-cell table:formula="of:=IF(LEN([.C19])=0;0;LEN([.C19])-LEN(SUBSTITUTE([.C19];&quot; &quot;;&quot;&quot;))+1)" office:value-type="float" office:value="58" calcext:value-type="float">
            <text:p>58</text:p>
          </table:table-cell>
          <table:table-cell table:formula="of:=[.D19]/[.B19]" office:value-type="float" office:value="2.07142857142857" calcext:value-type="float">
            <text:p>2.07142857142857</text:p>
          </table:table-cell>
        </table:table-row>
        <table:table-row table:style-name="ro1">
          <table:table-cell office:value-type="string" calcext:value-type="string">
            <text:p>017_20140714.wav.pcm</text:p>
          </table:table-cell>
          <table:table-cell office:value-type="float" office:value="21" calcext:value-type="float">
            <text:p>21</text:p>
          </table:table-cell>
          <table:table-cell office:value-type="string" calcext:value-type="string">
            <text:p>in these times of crisis, particularly matters relating to sexual and reproductive health and rights, these are key issues for women and we believe the various questions that the coordinators will reflect that over the course of this afternoon, I won’t take up any more time, lets move on to the speakers from the different committees that will have the floor, thank you</text:p>
          </table:table-cell>
          <table:table-cell table:formula="of:=IF(LEN([.C20])=0;0;LEN([.C20])-LEN(SUBSTITUTE([.C20];&quot; &quot;;&quot;&quot;))+1)" office:value-type="float" office:value="63" calcext:value-type="float">
            <text:p>63</text:p>
          </table:table-cell>
          <table:table-cell table:formula="of:=[.D20]/[.B20]" office:value-type="float" office:value="3" calcext:value-type="float">
            <text:p>3</text:p>
          </table:table-cell>
        </table:table-row>
        <table:table-row table:style-name="ro1">
          <table:table-cell office:value-type="string" calcext:value-type="string">
            <text:p>018_20140714.wav.pcm</text:p>
          </table:table-cell>
          <table:table-cell office:value-type="float" office:value="17" calcext:value-type="float">
            <text:p>17</text:p>
          </table:table-cell>
          <table:table-cell office:value-type="string" calcext:value-type="string">
            <text:p>thank you very much, Rachi, and madame Reichert, we now have the opening of the questions, you are going to be making an initial statement, for the LIBE committee obvious fundamental rights portfolio is extremely important and you are gonna make a </text:p>
          </table:table-cell>
          <table:table-cell table:formula="of:=IF(LEN([.C21])=0;0;LEN([.C21])-LEN(SUBSTITUTE([.C21];&quot; &quot;;&quot;&quot;))+1)" office:value-type="float" office:value="43" calcext:value-type="float">
            <text:p>43</text:p>
          </table:table-cell>
          <table:table-cell table:formula="of:=[.D21]/[.B21]" office:value-type="float" office:value="2.52941176470588" calcext:value-type="float">
            <text:p>2.52941176470588</text:p>
          </table:table-cell>
        </table:table-row>
        <table:table-row table:style-name="ro1">
          <table:table-cell office:value-type="string" calcext:value-type="string">
            <text:p>064_20140723.wav.pcm</text:p>
          </table:table-cell>
          <table:table-cell office:value-type="float" office:value="17" calcext:value-type="float">
            <text:p>17</text:p>
          </table:table-cell>
          <table:table-cell office:value-type="string" calcext:value-type="string">
            <text:p>well, I mean, we are talking <text:s/>twenty nine percent or one percent, that doesn’t really mean a lot to me, I’d really like to understand a little bit more about it, and I also would like to know what kind of effects these kind of controls have.</text:p>
          </table:table-cell>
          <table:table-cell table:formula="of:=IF(LEN([.C22])=0;0;LEN([.C22])-LEN(SUBSTITUTE([.C22];&quot; &quot;;&quot;&quot;))+1)" office:value-type="float" office:value="48" calcext:value-type="float">
            <text:p>48</text:p>
          </table:table-cell>
          <table:table-cell table:formula="of:=[.D22]/[.B22]" office:value-type="float" office:value="2.82352941176471" calcext:value-type="float">
            <text:p>2.82352941176471</text:p>
          </table:table-cell>
        </table:table-row>
        <table:table-row table:style-name="ro1">
          <table:table-cell office:value-type="string" calcext:value-type="string">
            <text:p>065_20140723.wav.pcm</text:p>
          </table:table-cell>
          <table:table-cell office:value-type="float" office:value="25" calcext:value-type="float">
            <text:p>25</text:p>
          </table:table-cell>
          <table:table-cell office:value-type="string" calcext:value-type="string">
            <text:p>for a few years I was also an employer, I was the director of a company and the quantity of the inspections doesn’t necessarily give you an idea of whether people are working legally or illegally, I’d like to know how these controls actually take place</text:p>
          </table:table-cell>
          <table:table-cell table:formula="of:=IF(LEN([.C23])=0;0;LEN([.C23])-LEN(SUBSTITUTE([.C23];&quot; &quot;;&quot;&quot;))+1)" office:value-type="float" office:value="46" calcext:value-type="float">
            <text:p>46</text:p>
          </table:table-cell>
          <table:table-cell table:formula="of:=[.D23]/[.B23]" office:value-type="float" office:value="1.84" calcext:value-type="float">
            <text:p>1.84</text:p>
          </table:table-cell>
        </table:table-row>
        <table:table-row table:style-name="ro1">
          <table:table-cell office:value-type="string" calcext:value-type="string">
            <text:p>066_20140723.wav.pcm</text:p>
          </table:table-cell>
          <table:table-cell office:value-type="float" office:value="21" calcext:value-type="float">
            <text:p>21</text:p>
          </table:table-cell>
          <table:table-cell office:value-type="string" calcext:value-type="string">
            <text:p><text:s/>misses brjork, well on behalf of the GUE ngl group</text:p>
          </table:table-cell>
          <table:table-cell table:formula="of:=IF(LEN([.C24])=0;0;LEN([.C24])-LEN(SUBSTITUTE([.C24];&quot; &quot;;&quot;&quot;))+1)" office:value-type="float" office:value="11" calcext:value-type="float">
            <text:p>11</text:p>
          </table:table-cell>
          <table:table-cell table:formula="of:=[.D24]/[.B24]" office:value-type="float" office:value="0.523809523809524" calcext:value-type="float">
            <text:p>0.523809523809524</text:p>
          </table:table-cell>
        </table:table-row>
        <table:table-row table:style-name="ro1">
          <table:table-cell office:value-type="string" calcext:value-type="string">
            <text:p>067_20140723.wav.pcm</text:p>
          </table:table-cell>
          <table:table-cell office:value-type="float" office:value="17" calcext:value-type="float">
            <text:p>17</text:p>
          </table:table-cell>
          <table:table-cell office:value-type="string" calcext:value-type="string">
            <text:p>we feel that the background of this directive is very difficult for us, the legal basis, means, is about fighting illegal immigration as it’s put</text:p>
          </table:table-cell>
          <table:table-cell table:formula="of:=IF(LEN([.C25])=0;0;LEN([.C25])-LEN(SUBSTITUTE([.C25];&quot; &quot;;&quot;&quot;))+1)" office:value-type="float" office:value="25" calcext:value-type="float">
            <text:p>25</text:p>
          </table:table-cell>
          <table:table-cell table:formula="of:=[.D25]/[.B25]" office:value-type="float" office:value="1.47058823529412" calcext:value-type="float">
            <text:p>1.47058823529412</text:p>
          </table:table-cell>
        </table:table-row>
        <table:table-row table:style-name="ro1">
          <table:table-cell office:value-type="string" calcext:value-type="string">
            <text:p>068_20140723.wav.pcm</text:p>
          </table:table-cell>
          <table:table-cell office:value-type="float" office:value="21" calcext:value-type="float">
            <text:p>21</text:p>
          </table:table-cell>
          <table:table-cell office:value-type="string" calcext:value-type="string">
            <text:p>I am glad that the, inside the directive we are strengthening migrants rights, but when the commission talks about the various challenges that exist in implementing the directive, the problem is precisely in the area of workers rights</text:p>
          </table:table-cell>
          <table:table-cell table:formula="of:=IF(LEN([.C26])=0;0;LEN([.C26])-LEN(SUBSTITUTE([.C26];&quot; &quot;;&quot;&quot;))+1)" office:value-type="float" office:value="38" calcext:value-type="float">
            <text:p>38</text:p>
          </table:table-cell>
          <table:table-cell table:formula="of:=[.D26]/[.B26]" office:value-type="float" office:value="1.80952380952381" calcext:value-type="float">
            <text:p>1.80952380952381</text:p>
          </table:table-cell>
        </table:table-row>
        <table:table-row table:style-name="ro1">
          <table:table-cell office:value-type="string" calcext:value-type="string">
            <text:p>069_20140723.wav.pcm</text:p>
          </table:table-cell>
          <table:table-cell office:value-type="float" office:value="16" calcext:value-type="float">
            <text:p>16</text:p>
          </table:table-cell>
          <table:table-cell office:value-type="string" calcext:value-type="string">
            <text:p>we have contacted a number of organizations that work in, with people in a similar situation and they say that the risks are great, first of all, that you get punished by your employer as a result.</text:p>
          </table:table-cell>
          <table:table-cell table:formula="of:=IF(LEN([.C27])=0;0;LEN([.C27])-LEN(SUBSTITUTE([.C27];&quot; &quot;;&quot;&quot;))+1)" office:value-type="float" office:value="37" calcext:value-type="float">
            <text:p>37</text:p>
          </table:table-cell>
          <table:table-cell table:formula="of:=[.D27]/[.B27]" office:value-type="float" office:value="2.3125" calcext:value-type="float">
            <text:p>2.3125</text:p>
          </table:table-cell>
        </table:table-row>
        <table:table-row table:style-name="ro1">
          <table:table-cell office:value-type="string" calcext:value-type="string">
            <text:p>070_20140723.wav.pcm</text:p>
          </table:table-cell>
          <table:table-cell office:value-type="float" office:value="22" calcext:value-type="float">
            <text:p>22</text:p>
          </table:table-cell>
          <table:table-cell office:value-type="string" calcext:value-type="string">
            <text:p>that you are exposed to ehm, to imprisonment or deportation and you are also expected to ehm, wel you might be in the danger of being handed in by your employer</text:p>
          </table:table-cell>
          <table:table-cell table:formula="of:=IF(LEN([.C28])=0;0;LEN([.C28])-LEN(SUBSTITUTE([.C28];&quot; &quot;;&quot;&quot;))+1)" office:value-type="float" office:value="31" calcext:value-type="float">
            <text:p>31</text:p>
          </table:table-cell>
          <table:table-cell table:formula="of:=[.D28]/[.B28]" office:value-type="float" office:value="1.40909090909091" calcext:value-type="float">
            <text:p>1.40909090909091</text:p>
          </table:table-cell>
        </table:table-row>
        <table:table-row table:style-name="ro1">
          <table:table-cell office:value-type="string" calcext:value-type="string">
            <text:p>071_20140723.wav.pcm</text:p>
          </table:table-cell>
          <table:table-cell office:value-type="float" office:value="17" calcext:value-type="float">
            <text:p>17</text:p>
          </table:table-cell>
          <table:table-cell office:value-type="string" calcext:value-type="string">
            <text:p>now, it has been very difficult for some of these workers to get unpaid wages and things like that after they have fallen victim to this kind of situation, so it is important that we should be strengthening the rights for undocumented immigrants</text:p>
          </table:table-cell>
          <table:table-cell table:formula="of:=IF(LEN([.C29])=0;0;LEN([.C29])-LEN(SUBSTITUTE([.C29];&quot; &quot;;&quot;&quot;))+1)" office:value-type="float" office:value="43" calcext:value-type="float">
            <text:p>43</text:p>
          </table:table-cell>
          <table:table-cell table:formula="of:=[.D29]/[.B29]" office:value-type="float" office:value="2.52941176470588" calcext:value-type="float">
            <text:p>2.52941176470588</text:p>
          </table:table-cell>
        </table:table-row>
        <table:table-row table:style-name="ro1">
          <table:table-cell office:value-type="string" calcext:value-type="string">
            <text:p>072_20140723.wav.pcm</text:p>
          </table:table-cell>
          <table:table-cell office:value-type="float" office:value="23" calcext:value-type="float">
            <text:p>23</text:p>
          </table:table-cell>
          <table:table-cell office:value-type="string" calcext:value-type="string">
            <text:p>that‘s the key thing, while you are talking about more controls and more sanctions, that’s not necessarily the most effective way of dealing with undeclared work, the most effective way is of course to strengthen workers rights so that they are in the condition to actually report employers that exploit them</text:p>
          </table:table-cell>
          <table:table-cell table:formula="of:=IF(LEN([.C30])=0;0;LEN([.C30])-LEN(SUBSTITUTE([.C30];&quot; &quot;;&quot;&quot;))+1)" office:value-type="float" office:value="51" calcext:value-type="float">
            <text:p>51</text:p>
          </table:table-cell>
          <table:table-cell table:formula="of:=[.D30]/[.B30]" office:value-type="float" office:value="2.21739130434783" calcext:value-type="float">
            <text:p>2.21739130434783</text:p>
          </table:table-cell>
        </table:table-row>
        <table:table-row table:style-name="ro1">
          <table:table-cell office:value-type="string" calcext:value-type="string">
            <text:p>399_20140723.wav.pcm</text:p>
          </table:table-cell>
          <table:table-cell office:value-type="float" office:value="22" calcext:value-type="float">
            <text:p>22</text:p>
          </table:table-cell>
          <table:table-cell office:value-type="string" calcext:value-type="string">
            <text:p>as regards to this first plea the court then expressed itself for the first time on the exclusivity clause and found that this provision of the Lisbon treaty <text:s/>may be interpreted in different ways and supported here the interpretation which corresponds to the internal division of power of EU institution linking it to the, directly to the legal basis issue as well</text:p>
          </table:table-cell>
          <table:table-cell table:formula="of:=IF(LEN([.C31])=0;0;LEN([.C31])-LEN(SUBSTITUTE([.C31];&quot; &quot;;&quot;&quot;))+1)" office:value-type="float" office:value="63" calcext:value-type="float">
            <text:p>63</text:p>
          </table:table-cell>
          <table:table-cell table:formula="of:=[.D31]/[.B31]" office:value-type="float" office:value="2.86363636363636" calcext:value-type="float">
            <text:p>2.86363636363636</text:p>
          </table:table-cell>
        </table:table-row>
        <table:table-row table:style-name="ro1">
          <table:table-cell office:value-type="string" calcext:value-type="string">
            <text:p>448_20140904.wav.pcm</text:p>
          </table:table-cell>
          <table:table-cell office:value-type="float" office:value="28" calcext:value-type="float">
            <text:p>28</text:p>
          </table:table-cell>
          <table:table-cell office:value-type="string" calcext:value-type="string">
            <text:p>about fundamental rights, does it bring about any concern about the the consistency of democracy and rule of law, is there any concern about those processes of increasing the demand of self government or even claims of independence or statehood, there are some regions which are undergoing that kind of … processing across Europe, when it comes to the consistency of the rule of law and the democratic principles</text:p>
          </table:table-cell>
          <table:table-cell table:formula="of:=IF(LEN([.C32])=0;0;LEN([.C32])-LEN(SUBSTITUTE([.C32];&quot; &quot;;&quot;&quot;))+1)" office:value-type="float" office:value="69" calcext:value-type="float">
            <text:p>69</text:p>
          </table:table-cell>
          <table:table-cell table:formula="of:=[.D32]/[.B32]" office:value-type="float" office:value="2.46428571428571" calcext:value-type="float">
            <text:p>2.46428571428571</text:p>
          </table:table-cell>
        </table:table-row>
        <table:table-row table:style-name="ro1">
          <table:table-cell office:value-type="string" calcext:value-type="string">
            <text:p>449_20140904.wav.pcm</text:p>
          </table:table-cell>
          <table:table-cell office:value-type="float" office:value="18" calcext:value-type="float">
            <text:p>18</text:p>
          </table:table-cell>
          <table:table-cell office:value-type="string" calcext:value-type="string">
            <text:p>and, finally I would like to get to know about the point of prisons, about the prisons, because the economic crisis, because the austerity policy has brought about a lot of deterioration of prison conditions in a number of member states of the European Union</text:p>
          </table:table-cell>
          <table:table-cell table:formula="of:=IF(LEN([.C33])=0;0;LEN([.C33])-LEN(SUBSTITUTE([.C33];&quot; &quot;;&quot;&quot;))+1)" office:value-type="float" office:value="45" calcext:value-type="float">
            <text:p>45</text:p>
          </table:table-cell>
          <table:table-cell table:formula="of:=[.D33]/[.B33]" office:value-type="float" office:value="2.5" calcext:value-type="float">
            <text:p>2.5</text:p>
          </table:table-cell>
        </table:table-row>
        <table:table-row table:style-name="ro1">
          <table:table-cell office:value-type="string" calcext:value-type="string">
            <text:p>450_20140904.wav.pcm</text:p>
          </table:table-cell>
          <table:table-cell office:value-type="float" office:value="29" calcext:value-type="float">
            <text:p>29</text:p>
          </table:table-cell>
          <table:table-cell office:value-type="string" calcext:value-type="string">
            <text:p>I had the experience of chairing, just, I’m finishing, chairing a delegation to Italy, we saw Poggioreale in in in in in, near Napolis, near Naples, and and that was a really outrageous situation, any concern about the prison situation when it comes to it’s impact on torture, ill mistreatment on on on convicts in the prison system across Europe, thank you, thank you, misses IN 'T VELD</text:p>
          </table:table-cell>
          <table:table-cell table:formula="of:=IF(LEN([.C34])=0;0;LEN([.C34])-LEN(SUBSTITUTE([.C34];&quot; &quot;;&quot;&quot;))+1)" office:value-type="float" office:value="68" calcext:value-type="float">
            <text:p>68</text:p>
          </table:table-cell>
          <table:table-cell table:formula="of:=[.D34]/[.B34]" office:value-type="float" office:value="2.3448275862069" calcext:value-type="float">
            <text:p>2.3448275862069</text:p>
          </table:table-cell>
        </table:table-row>
        <table:table-row table:style-name="ro1">
          <table:table-cell office:value-type="string" calcext:value-type="string">
            <text:p>451_20140904.wav.pcm</text:p>
          </table:table-cell>
          <table:table-cell office:value-type="float" office:value="15" calcext:value-type="float">
            <text:p>15</text:p>
          </table:table-cell>
          <table:table-cell office:value-type="string" calcext:value-type="string">
            <text:p>yes thank you chair, and I apologize in advance for not being able to stay until the end of this session, listening to these three presentation I get the impression that we are not talking about the same planet.</text:p>
          </table:table-cell>
          <table:table-cell table:formula="of:=IF(LEN([.C35])=0;0;LEN([.C35])-LEN(SUBSTITUTE([.C35];&quot; &quot;;&quot;&quot;))+1)" office:value-type="float" office:value="39" calcext:value-type="float">
            <text:p>39</text:p>
          </table:table-cell>
          <table:table-cell table:formula="of:=[.D35]/[.B35]" office:value-type="float" office:value="2.6" calcext:value-type="float">
            <text:p>2.6</text:p>
          </table:table-cell>
        </table:table-row>
        <table:table-row table:style-name="ro1">
          <table:table-cell office:value-type="string" calcext:value-type="string">
            <text:p>452_20140904.wav.pcm</text:p>
          </table:table-cell>
          <table:table-cell office:value-type="float" office:value="21" calcext:value-type="float">
            <text:p>21</text:p>
          </table:table-cell>
          <table:table-cell office:value-type="string" calcext:value-type="string">
            <text:p>if I listen to the description of the situation of fundamental rights by the two gentlemen, and then the answer of the commission saying you know everything is fine, everything is under control, I really wonder if we are talking about the same thing, and it is typical because, and I I’ve said this many times before, I find</text:p>
          </table:table-cell>
          <table:table-cell table:formula="of:=IF(LEN([.C36])=0;0;LEN([.C36])-LEN(SUBSTITUTE([.C36];&quot; &quot;;&quot;&quot;))+1)" office:value-type="float" office:value="59" calcext:value-type="float">
            <text:p>59</text:p>
          </table:table-cell>
          <table:table-cell table:formula="of:=[.D36]/[.B36]" office:value-type="float" office:value="2.80952380952381" calcext:value-type="float">
            <text:p>2.80952380952381</text:p>
          </table:table-cell>
        </table:table-row>
        <table:table-row table:style-name="ro1">
          <table:table-cell office:value-type="string" calcext:value-type="string">
            <text:p>453_20140904.wav.pcm</text:p>
          </table:table-cell>
          <table:table-cell office:value-type="float" office:value="19" calcext:value-type="float">
            <text:p>19</text:p>
          </table:table-cell>
          <table:table-cell office:value-type="string" calcext:value-type="string">
            <text:p>the attitude of the European commission in standing up for fundamental rights extremely disappointing, and I am I am expressing myself very very carefully. If missus … rightfully says, that the charter of fundamental rights should be, and I quote, realité tangible pour les citoyens</text:p>
          </table:table-cell>
          <table:table-cell table:formula="of:=IF(LEN([.C37])=0;0;LEN([.C37])-LEN(SUBSTITUTE([.C37];&quot; &quot;;&quot;&quot;))+1)" office:value-type="float" office:value="45" calcext:value-type="float">
            <text:p>45</text:p>
          </table:table-cell>
          <table:table-cell table:formula="of:=[.D37]/[.B37]" office:value-type="float" office:value="2.36842105263158" calcext:value-type="float">
            <text:p>2.36842105263158</text:p>
          </table:table-cell>
        </table:table-row>
        <table:table-row table:style-name="ro1">
          <table:table-cell office:value-type="string" calcext:value-type="string">
            <text:p>454_20140904.wav.pcm</text:p>
          </table:table-cell>
          <table:table-cell office:value-type="float" office:value="17" calcext:value-type="float">
            <text:p>17</text:p>
          </table:table-cell>
          <table:table-cell office:value-type="string" calcext:value-type="string">
            <text:p>I don’t think that there is any citizen who feels that the European Commission has defended their fundamental rights over the past five years, I mean, listen to the examples given by the two gentlemen missus Lebaix.</text:p>
          </table:table-cell>
          <table:table-cell table:formula="of:=IF(LEN([.C38])=0;0;LEN([.C38])-LEN(SUBSTITUTE([.C38];&quot; &quot;;&quot;&quot;))+1)" office:value-type="float" office:value="37" calcext:value-type="float">
            <text:p>37</text:p>
          </table:table-cell>
          <table:table-cell table:formula="of:=[.D38]/[.B38]" office:value-type="float" office:value="2.17647058823529" calcext:value-type="float">
            <text:p>2.17647058823529</text:p>
          </table:table-cell>
        </table:table-row>
        <table:table-row table:style-name="ro1">
          <table:table-cell office:value-type="string" calcext:value-type="string">
            <text:p>455_20140904.wav.pcm</text:p>
          </table:table-cell>
          <table:table-cell office:value-type="float" office:value="17" calcext:value-type="float">
            <text:p>17</text:p>
          </table:table-cell>
          <table:table-cell office:value-type="string" calcext:value-type="string">
            <text:p>Have the people they are talking about been defended, protected by the commission? No they have not, because the commission has been extremely timid in intervening in the member states violating fundamental rights. One of the many examples was just</text:p>
          </table:table-cell>
          <table:table-cell table:formula="of:=IF(LEN([.C39])=0;0;LEN([.C39])-LEN(SUBSTITUTE([.C39];&quot; &quot;;&quot;&quot;))+1)" office:value-type="float" office:value="40" calcext:value-type="float">
            <text:p>40</text:p>
          </table:table-cell>
          <table:table-cell table:formula="of:=[.D39]/[.B39]" office:value-type="float" office:value="2.35294117647059" calcext:value-type="float">
            <text:p>2.35294117647059</text:p>
          </table:table-cell>
        </table:table-row>
        <table:table-row table:style-name="ro1">
          <table:table-cell office:value-type="string" calcext:value-type="string">
            <text:p>456_20140904.wav.pcm</text:p>
          </table:table-cell>
          <table:table-cell office:value-type="float" office:value="18" calcext:value-type="float">
            <text:p>18</text:p>
          </table:table-cell>
          <table:table-cell office:value-type="string" calcext:value-type="string">
            <text:p>mentioned by my colleague. I think there was another remark ascribed to mister Orbán, who said that we don’t need immigration anymore, because there are ten million Roma people that we have for doing the dirty and the heavy work. I would like to know the position of the commission of such</text:p>
          </table:table-cell>
          <table:table-cell table:formula="of:=IF(LEN([.C40])=0;0;LEN([.C40])-LEN(SUBSTITUTE([.C40];&quot; &quot;;&quot;&quot;))+1)" office:value-type="float" office:value="52" calcext:value-type="float">
            <text:p>52</text:p>
          </table:table-cell>
          <table:table-cell table:formula="of:=[.D40]/[.B40]" office:value-type="float" office:value="2.88888888888889" calcext:value-type="float">
            <text:p>2.88888888888889</text:p>
          </table:table-cell>
        </table:table-row>
        <table:table-row table:style-name="ro1">
          <table:table-cell office:value-type="string" calcext:value-type="string">
            <text:p>457_20140904.wav.pcm</text:p>
          </table:table-cell>
          <table:table-cell office:value-type="float" office:value="17" calcext:value-type="float">
            <text:p>17</text:p>
          </table:table-cell>
          <table:table-cell office:value-type="string" calcext:value-type="string">
            <text:p>remarks, and I would also like to know if the commission continues to refuse to propose an lgbti roadmap. And I would really like to know what the commission will do, finally, to start protecting the privacy of European citizens, and I conclude</text:p>
          </table:table-cell>
          <table:table-cell table:formula="of:=IF(LEN([.C41])=0;0;LEN([.C41])-LEN(SUBSTITUTE([.C41];&quot; &quot;;&quot;&quot;))+1)" office:value-type="float" office:value="43" calcext:value-type="float">
            <text:p>43</text:p>
          </table:table-cell>
          <table:table-cell table:formula="of:=[.D41]/[.B41]" office:value-type="float" office:value="2.52941176470588" calcext:value-type="float">
            <text:p>2.52941176470588</text:p>
          </table:table-cell>
        </table:table-row>
        <table:table-row table:style-name="ro1">
          <table:table-cell office:value-type="string" calcext:value-type="string">
            <text:p>001_20140915.wav.pcm</text:p>
          </table:table-cell>
          <table:table-cell office:value-type="float" office:value="27" calcext:value-type="float">
            <text:p>27</text:p>
          </table:table-cell>
          <table:table-cell office:value-type="string" calcext:value-type="string">
            <text:p>so that’s good, okay colleagues, if there are no objections, the agenda is adopted, missus Spinelli do you have an objection? Please go ahead for one minute.</text:p>
          </table:table-cell>
          <table:table-cell table:formula="of:=IF(LEN([.C42])=0;0;LEN([.C42])-LEN(SUBSTITUTE([.C42];&quot; &quot;;&quot;&quot;))+1)" office:value-type="float" office:value="27" calcext:value-type="float">
            <text:p>27</text:p>
          </table:table-cell>
          <table:table-cell table:formula="of:=[.D42]/[.B42]" office:value-type="float" office:value="1" calcext:value-type="float">
            <text:p>1</text:p>
          </table:table-cell>
        </table:table-row>
        <table:table-row table:style-name="ro1">
          <table:table-cell office:value-type="string" calcext:value-type="string">
            <text:p>002_20140915.wav.pcm</text:p>
          </table:table-cell>
          <table:table-cell office:value-type="float" office:value="18" calcext:value-type="float">
            <text:p>18</text:p>
          </table:table-cell>
          <table:table-cell office:value-type="string" calcext:value-type="string">
            <text:p>yes, I would like to raise a point regarding procedure</text:p>
          </table:table-cell>
          <table:table-cell table:formula="of:=IF(LEN([.C43])=0;0;LEN([.C43])-LEN(SUBSTITUTE([.C43];&quot; &quot;;&quot;&quot;))+1)" office:value-type="float" office:value="10" calcext:value-type="float">
            <text:p>10</text:p>
          </table:table-cell>
          <table:table-cell table:formula="of:=[.D43]/[.B43]" office:value-type="float" office:value="0.555555555555556" calcext:value-type="float">
            <text:p>0.555555555555556</text:p>
          </table:table-cell>
        </table:table-row>
        <table:table-row table:style-name="ro1">
          <table:table-cell office:value-type="string" calcext:value-type="string">
            <text:p>003_20140915.wav.pcm</text:p>
          </table:table-cell>
          <table:table-cell office:value-type="float" office:value="16" calcext:value-type="float">
            <text:p>16</text:p>
          </table:table-cell>
          <table:table-cell office:value-type="string" calcext:value-type="string">
            <text:p>our group has obviously been promoting equal treatment of workers, the point of criticism I want to make pertains to procedure</text:p>
          </table:table-cell>
          <table:table-cell table:formula="of:=IF(LEN([.C44])=0;0;LEN([.C44])-LEN(SUBSTITUTE([.C44];&quot; &quot;;&quot;&quot;))+1)" office:value-type="float" office:value="21" calcext:value-type="float">
            <text:p>21</text:p>
          </table:table-cell>
          <table:table-cell table:formula="of:=[.D44]/[.B44]" office:value-type="float" office:value="1.3125" calcext:value-type="float">
            <text:p>1.3125</text:p>
          </table:table-cell>
        </table:table-row>
        <table:table-row table:style-name="ro1">
          <table:table-cell office:value-type="string" calcext:value-type="string">
            <text:p>004_20140915.wav.pcm</text:p>
          </table:table-cell>
          <table:table-cell office:value-type="float" office:value="20" calcext:value-type="float">
            <text:p>20</text:p>
          </table:table-cell>
          <table:table-cell office:value-type="string" calcext:value-type="string">
            <text:p>and, what I’d like to ask you is this, could we add to the agenda, an additional point where we could have a democratic discussion about what is happening in Ukraine</text:p>
          </table:table-cell>
          <table:table-cell table:formula="of:=IF(LEN([.C45])=0;0;LEN([.C45])-LEN(SUBSTITUTE([.C45];&quot; &quot;;&quot;&quot;))+1)" office:value-type="float" office:value="31" calcext:value-type="float">
            <text:p>31</text:p>
          </table:table-cell>
          <table:table-cell table:formula="of:=[.D45]/[.B45]" office:value-type="float" office:value="1.55" calcext:value-type="float">
            <text:p>1.55</text:p>
          </table:table-cell>
        </table:table-row>
        <table:table-row table:style-name="ro1">
          <table:table-cell office:value-type="string" calcext:value-type="string">
            <text:p>005_20140915.wav.pcm</text:p>
          </table:table-cell>
          <table:table-cell office:value-type="float" office:value="18" calcext:value-type="float">
            <text:p>18</text:p>
          </table:table-cell>
          <table:table-cell office:value-type="string" calcext:value-type="string">
            <text:p>this is a very very important topic, and I think we haven’t had a proper discussion on it yet, and I think it is important that we draw the attention of members of parliament to the fact that this agreement could have major, a major impact</text:p>
          </table:table-cell>
          <table:table-cell table:formula="of:=IF(LEN([.C46])=0;0;LEN([.C46])-LEN(SUBSTITUTE([.C46];&quot; &quot;;&quot;&quot;))+1)" office:value-type="float" office:value="46" calcext:value-type="float">
            <text:p>46</text:p>
          </table:table-cell>
          <table:table-cell table:formula="of:=[.D46]/[.B46]" office:value-type="float" office:value="2.55555555555556" calcext:value-type="float">
            <text:p>2.55555555555556</text:p>
          </table:table-cell>
        </table:table-row>
        <table:table-row table:style-name="ro1">
          <table:table-cell office:value-type="string" calcext:value-type="string">
            <text:p>006_20140915.wav.pcm</text:p>
          </table:table-cell>
          <table:table-cell office:value-type="float" office:value="26" calcext:value-type="float">
            <text:p>26</text:p>
          </table:table-cell>
          <table:table-cell office:value-type="string" calcext:value-type="string">
            <text:p>in a situation which is tantamount to civil war, that there is a lot of international attention on Ukraine at the moment, I think we need to be concious about that, thank you. Okay thank you for making the point so succinctly , ehm I am glad somebody raised the point, I think the substantive point you are making is that we are gonna have a vote, albeit one electronic vote on the Ukraine association agreement.</text:p>
          </table:table-cell>
          <table:table-cell table:formula="of:=IF(LEN([.C47])=0;0;LEN([.C47])-LEN(SUBSTITUTE([.C47];&quot; &quot;;&quot;&quot;))+1)" office:value-type="float" office:value="76" calcext:value-type="float">
            <text:p>76</text:p>
          </table:table-cell>
          <table:table-cell table:formula="of:=[.D47]/[.B47]" office:value-type="float" office:value="2.92307692307692" calcext:value-type="float">
            <text:p>2.92307692307692</text:p>
          </table:table-cell>
        </table:table-row>
        <table:table-row table:style-name="ro1">
          <table:table-cell office:value-type="string" calcext:value-type="string">
            <text:p>007_20140915.wav.pcm</text:p>
          </table:table-cell>
          <table:table-cell office:value-type="float" office:value="28" calcext:value-type="float">
            <text:p>28</text:p>
          </table:table-cell>
          <table:table-cell office:value-type="string" calcext:value-type="string">
            <text:p>I was going to make the point later, but I can make the point now, in relation to your point of order. I share your concern, which is that this report was lead by the AFET committee and not by the LIBE committee, there are some colleagues here who are from the AFET committee, and can confirm this, we are associated with it on some very important issues, colleagues here present, will have worked on some Ukraine issues, as I have</text:p>
          </table:table-cell>
          <table:table-cell table:formula="of:=IF(LEN([.C48])=0;0;LEN([.C48])-LEN(SUBSTITUTE([.C48];&quot; &quot;;&quot;&quot;))+1)" office:value-type="float" office:value="81" calcext:value-type="float">
            <text:p>81</text:p>
          </table:table-cell>
          <table:table-cell table:formula="of:=[.D48]/[.B48]" office:value-type="float" office:value="2.89285714285714" calcext:value-type="float">
            <text:p>2.89285714285714</text:p>
          </table:table-cell>
        </table:table-row>
        <table:table-row table:style-name="ro1">
          <table:table-cell office:value-type="string" calcext:value-type="string">
            <text:p>008_20140915.wav.pcm</text:p>
          </table:table-cell>
          <table:table-cell office:value-type="float" office:value="16" calcext:value-type="float">
            <text:p>16</text:p>
          </table:table-cell>
          <table:table-cell office:value-type="string" calcext:value-type="string">
            <text:p>In the last mandate, ehm, and it’s not ideal that we are in a situation where we will have a plenary debate tomorrow, and we won’t have a substantive debate today. Anything with the label Ukraine is politically charged, so I share your concerns</text:p>
          </table:table-cell>
          <table:table-cell table:formula="of:=IF(LEN([.C49])=0;0;LEN([.C49])-LEN(SUBSTITUTE([.C49];&quot; &quot;;&quot;&quot;))+1)" office:value-type="float" office:value="44" calcext:value-type="float">
            <text:p>44</text:p>
          </table:table-cell>
          <table:table-cell table:formula="of:=[.D49]/[.B49]" office:value-type="float" office:value="2.75" calcext:value-type="float">
            <text:p>2.75</text:p>
          </table:table-cell>
        </table:table-row>
        <table:table-row table:style-name="ro1">
          <table:table-cell office:value-type="string" calcext:value-type="string">
            <text:p>009_20140915.wav.pcm</text:p>
          </table:table-cell>
          <table:table-cell office:value-type="float" office:value="22" calcext:value-type="float">
            <text:p>22</text:p>
          </table:table-cell>
          <table:table-cell office:value-type="string" calcext:value-type="string">
            <text:p>and of your group. So we are not in an Ideal position, but I don’t think procedurally we are in a position to open a debate today. If you have serious concerns, then obviously you should reflect them in the vote today, and I am happy for you to do that. But we won’t be in the a position today, and I think that all groups are aware of the vote today</text:p>
          </table:table-cell>
          <table:table-cell table:formula="of:=IF(LEN([.C50])=0;0;LEN([.C50])-LEN(SUBSTITUTE([.C50];&quot; &quot;;&quot;&quot;))+1)" office:value-type="float" office:value="72" calcext:value-type="float">
            <text:p>72</text:p>
          </table:table-cell>
          <table:table-cell table:formula="of:=[.D50]/[.B50]" office:value-type="float" office:value="3.27272727272727" calcext:value-type="float">
            <text:p>3.27272727272727</text:p>
          </table:table-cell>
        </table:table-row>
        <table:table-row table:style-name="ro1">
          <table:table-cell office:value-type="string" calcext:value-type="string">
            <text:p>010_20140915.wav.pcm</text:p>
          </table:table-cell>
          <table:table-cell office:value-type="float" office:value="27" calcext:value-type="float">
            <text:p>27</text:p>
          </table:table-cell>
          <table:table-cell office:value-type="string" calcext:value-type="string">
            <text:p>Where we would have to have a debate so, but I do share the concerns and I think you are right to raise then, for your group to raise them, so if there are no other objections, I don’t want to open a debate on it today so, I think that a lot of colleagues and substitutes have come just for the vote today and I have a number of other announcements. So with that point being well raised I think I will move on. </text:p>
          </table:table-cell>
          <table:table-cell table:formula="of:=IF(LEN([.C51])=0;0;LEN([.C51])-LEN(SUBSTITUTE([.C51];&quot; &quot;;&quot;&quot;))+1)" office:value-type="float" office:value="86" calcext:value-type="float">
            <text:p>86</text:p>
          </table:table-cell>
          <table:table-cell table:formula="of:=[.D51]/[.B51]" office:value-type="float" office:value="3.18518518518519" calcext:value-type="float">
            <text:p>3.18518518518519</text:p>
          </table:table-cell>
        </table:table-row>
        <table:table-row table:style-name="ro1">
          <table:table-cell office:value-type="string" calcext:value-type="string">
            <text:p>039_20140925.wav.pcm</text:p>
          </table:table-cell>
          <table:table-cell office:value-type="float" office:value="17" calcext:value-type="float">
            <text:p>17</text:p>
          </table:table-cell>
          <table:table-cell office:value-type="string" calcext:value-type="string">
            <text:p>There is the high number of new psycho active substances notified for the early warning system, I said eighty one last year seventy eight this year by today. The development of … indicate that it is an important task of the agency and requires a lot of resources.</text:p>
          </table:table-cell>
          <table:table-cell table:formula="of:=IF(LEN([.C52])=0;0;LEN([.C52])-LEN(SUBSTITUTE([.C52];&quot; &quot;;&quot;&quot;))+1)" office:value-type="float" office:value="48" calcext:value-type="float">
            <text:p>48</text:p>
          </table:table-cell>
          <table:table-cell table:formula="of:=[.D52]/[.B52]" office:value-type="float" office:value="2.82352941176471" calcext:value-type="float">
            <text:p>2.82352941176471</text:p>
          </table:table-cell>
        </table:table-row>
        <table:table-row table:style-name="ro1">
          <table:table-cell office:value-type="string" calcext:value-type="string">
            <text:p>040_20140925.wav.pcm</text:p>
          </table:table-cell>
          <table:table-cell office:value-type="float" office:value="16" calcext:value-type="float">
            <text:p>16</text:p>
          </table:table-cell>
          <table:table-cell office:value-type="string" calcext:value-type="string">
            <text:p>we receive more request for contributions to key meetings giving speeches and presentations. We have more visits to the EMCD headquarters just give you an example, this week before I left the agency yesterday we already had the justice committee of the Danish parliament.</text:p>
          </table:table-cell>
          <table:table-cell table:formula="of:=IF(LEN([.C53])=0;0;LEN([.C53])-LEN(SUBSTITUTE([.C53];&quot; &quot;;&quot;&quot;))+1)" office:value-type="float" office:value="44" calcext:value-type="float">
            <text:p>44</text:p>
          </table:table-cell>
          <table:table-cell table:formula="of:=[.D53]/[.B53]" office:value-type="float" office:value="2.75" calcext:value-type="float">
            <text:p>2.75</text:p>
          </table:table-cell>
        </table:table-row>
        <table:table-row table:style-name="ro1">
          <table:table-cell office:value-type="string" calcext:value-type="string">
            <text:p>041_20140925.wav.pcm</text:p>
          </table:table-cell>
          <table:table-cell office:value-type="float" office:value="25" calcext:value-type="float">
            <text:p>25</text:p>
          </table:table-cell>
          <table:table-cell office:value-type="string" calcext:value-type="string">
            <text:p>state secretaries from Portugal of Hungary, and we had a visit of the president of the European parliament Martin Schultz, all these in the first three days of this week, and this is not an exception, in this context, I am sure it is not a surprise for you that by the end of two thousand thirteen, ninetinine point seven four per cent of the budget had been committed of this agency</text:p>
          </table:table-cell>
          <table:table-cell table:formula="of:=IF(LEN([.C54])=0;0;LEN([.C54])-LEN(SUBSTITUTE([.C54];&quot; &quot;;&quot;&quot;))+1)" office:value-type="float" office:value="72" calcext:value-type="float">
            <text:p>72</text:p>
          </table:table-cell>
          <table:table-cell table:formula="of:=[.D54]/[.B54]" office:value-type="float" office:value="2.88" calcext:value-type="float">
            <text:p>2.88</text:p>
          </table:table-cell>
        </table:table-row>
        <table:table-row table:style-name="ro1">
          <table:table-cell office:value-type="string" calcext:value-type="string">
            <text:p>042_20140925.wav.pcm</text:p>
          </table:table-cell>
          <table:table-cell office:value-type="float" office:value="22" calcext:value-type="float">
            <text:p>22</text:p>
          </table:table-cell>
          <table:table-cell office:value-type="string" calcext:value-type="string">
            <text:p>let me just say a few words about the future if you allow me at the moment we are developing our next (…) extensive consultation exercise, which involved our key stakeholders. </text:p>
          </table:table-cell>
          <table:table-cell table:formula="of:=IF(LEN([.C55])=0;0;LEN([.C55])-LEN(SUBSTITUTE([.C55];&quot; &quot;;&quot;&quot;))+1)" office:value-type="float" office:value="32" calcext:value-type="float">
            <text:p>32</text:p>
          </table:table-cell>
          <table:table-cell table:formula="of:=[.D55]/[.B55]" office:value-type="float" office:value="1.45454545454545" calcext:value-type="float">
            <text:p>1.45454545454545</text:p>
          </table:table-cell>
        </table:table-row>
        <table:table-row table:style-name="ro1">
          <table:table-cell office:value-type="string" calcext:value-type="string">
            <text:p>043_20140925.wav.pcm</text:p>
          </table:table-cell>
          <table:table-cell office:value-type="float" office:value="16" calcext:value-type="float">
            <text:p>16</text:p>
          </table:table-cell>
          <table:table-cell office:value-type="string" calcext:value-type="string">
            <text:p>Ex stakeholders and partners, including obviously our stakeholders from the European parliament and we also consulted the general public. Our overall goal will be to contribute to a more secure and healthier europe</text:p>
          </table:table-cell>
          <table:table-cell table:formula="of:=IF(LEN([.C56])=0;0;LEN([.C56])-LEN(SUBSTITUTE([.C56];&quot; &quot;;&quot;&quot;))+1)" office:value-type="float" office:value="33" calcext:value-type="float">
            <text:p>33</text:p>
          </table:table-cell>
          <table:table-cell table:formula="of:=[.D56]/[.B56]" office:value-type="float" office:value="2.0625" calcext:value-type="float">
            <text:p>2.0625</text:p>
          </table:table-cell>
        </table:table-row>
        <table:table-row table:style-name="ro1">
          <table:table-cell office:value-type="string" calcext:value-type="string">
            <text:p>044_20140925.wav.pcm</text:p>
          </table:table-cell>
          <table:table-cell office:value-type="float" office:value="28" calcext:value-type="float">
            <text:p>28</text:p>
          </table:table-cell>
          <table:table-cell office:value-type="string" calcext:value-type="string">
            <text:p>and we will do that by strengthening our monitoring system which is built on the data collected from the national focal points in the twenty eight member states in Norway and Turkey, and we will do that by describing and analyzing the (…) from both a supply and demand perspective. And there will be an increased focus on monitoring the drug use and developing a framework for monitoring the misuse of medicines.</text:p>
          </table:table-cell>
          <table:table-cell table:formula="of:=IF(LEN([.C57])=0;0;LEN([.C57])-LEN(SUBSTITUTE([.C57];&quot; &quot;;&quot;&quot;))+1)" office:value-type="float" office:value="72" calcext:value-type="float">
            <text:p>72</text:p>
          </table:table-cell>
          <table:table-cell table:formula="of:=[.D57]/[.B57]" office:value-type="float" office:value="2.57142857142857" calcext:value-type="float">
            <text:p>2.57142857142857</text:p>
          </table:table-cell>
        </table:table-row>
        <table:table-row table:style-name="ro1">
          <table:table-cell office:value-type="string" calcext:value-type="string">
            <text:p>045_20140925.wav.pcm</text:p>
          </table:table-cell>
          <table:table-cell office:value-type="float" office:value="16" calcext:value-type="float">
            <text:p>16</text:p>
          </table:table-cell>
          <table:table-cell office:value-type="string" calcext:value-type="string">
            <text:p>during two thousand sixteen to eighteen, we will also enhance our capacity to provide evidence for action through further investment in the area of responses to drug use, in particular, best practices. And we will further improve the timeliness of our information.</text:p>
          </table:table-cell>
          <table:table-cell table:formula="of:=IF(LEN([.C58])=0;0;LEN([.C58])-LEN(SUBSTITUTE([.C58];&quot; &quot;;&quot;&quot;))+1)" office:value-type="float" office:value="42" calcext:value-type="float">
            <text:p>42</text:p>
          </table:table-cell>
          <table:table-cell table:formula="of:=[.D58]/[.B58]" office:value-type="float" office:value="2.625" calcext:value-type="float">
            <text:p>2.625</text:p>
          </table:table-cell>
        </table:table-row>
        <table:table-row table:style-name="ro1">
          <table:table-cell office:value-type="string" calcext:value-type="string">
            <text:p>046_20140925.wav.pcm</text:p>
          </table:table-cell>
          <table:table-cell office:value-type="float" office:value="26" calcext:value-type="float">
            <text:p>26</text:p>
          </table:table-cell>
          <table:table-cell office:value-type="string" calcext:value-type="string">
            <text:p>through the ongoing management of the early warning system on new drugs, in line with a new legislat legislative framework which is expected to replace the current decision, which was mentioned already, and we will further invest in the EMCVA’s thread assessment capacity, <text:s/>which includes waste water and (…) analysis, and obviously the early warning system that I have already mentioned. Ladies and gentlemen, after four years</text:p>
          </table:table-cell>
          <table:table-cell table:formula="of:=IF(LEN([.C59])=0;0;LEN([.C59])-LEN(SUBSTITUTE([.C59];&quot; &quot;;&quot;&quot;))+1)" office:value-type="float" office:value="68" calcext:value-type="float">
            <text:p>68</text:p>
          </table:table-cell>
          <table:table-cell table:formula="of:=[.D59]/[.B59]" office:value-type="float" office:value="2.61538461538462" calcext:value-type="float">
            <text:p>2.61538461538462</text:p>
          </table:table-cell>
        </table:table-row>
        <table:table-row table:style-name="ro1">
          <table:table-cell office:value-type="string" calcext:value-type="string">
            <text:p>048_20140925.wav.pcm</text:p>
          </table:table-cell>
          <table:table-cell office:value-type="float" office:value="18" calcext:value-type="float">
            <text:p>18</text:p>
          </table:table-cell>
          <table:table-cell office:value-type="string" calcext:value-type="string">
            <text:p>and I mentioned already that we had a visit from martin Schultz the day before yesterday in Lisbon, and in a press conference in Lisbon, the president of the parliament stressed the need for an increasing, for increasing the budget of the open monitoring center for drugs and drugs addiction in two thousand fifteen</text:p>
          </table:table-cell>
          <table:table-cell table:formula="of:=IF(LEN([.C60])=0;0;LEN([.C60])-LEN(SUBSTITUTE([.C60];&quot; &quot;;&quot;&quot;))+1)" office:value-type="float" office:value="54" calcext:value-type="float">
            <text:p>54</text:p>
          </table:table-cell>
          <table:table-cell table:formula="of:=[.D60]/[.B60]" office:value-type="float" office:value="3" calcext:value-type="float">
            <text:p>3</text:p>
          </table:table-cell>
        </table:table-row>
        <table:table-row table:style-name="ro1">
          <table:table-cell office:value-type="string" calcext:value-type="string">
            <text:p>049_20140925.wav.pcm</text:p>
          </table:table-cell>
          <table:table-cell office:value-type="float" office:value="20" calcext:value-type="float">
            <text:p>20</text:p>
          </table:table-cell>
          <table:table-cell office:value-type="string" calcext:value-type="string">
            <text:p>I thank you very much for your attention, and obviously, I would be most happy to reply the questions to the questions you may, you might have. Thank you very much mister Kurz, emm that was an excellent presentation. What I said at the beginning, and quite a few members have come in since I made my introduction</text:p>
          </table:table-cell>
          <table:table-cell table:formula="of:=IF(LEN([.C61])=0;0;LEN([.C61])-LEN(SUBSTITUTE([.C61];&quot; &quot;;&quot;&quot;))+1)" office:value-type="float" office:value="58" calcext:value-type="float">
            <text:p>58</text:p>
          </table:table-cell>
          <table:table-cell table:formula="of:=[.D61]/[.B61]" office:value-type="float" office:value="2.9" calcext:value-type="float">
            <text:p>2.9</text:p>
          </table:table-cell>
        </table:table-row>
        <table:table-row table:style-name="ro1">
          <table:table-cell office:value-type="string" calcext:value-type="string">
            <text:p>238_20141016.wav.pcm</text:p>
          </table:table-cell>
          <table:table-cell office:value-type="float" office:value="23" calcext:value-type="float">
            <text:p>23</text:p>
          </table:table-cell>
          <table:table-cell office:value-type="string" calcext:value-type="string">
            <text:p>the entire council is leaving, so if you could go quietly, during the parliaments’ last mandate, the working documents have been presented by three previous rapporteurs, today the LIBE committee is going to hold an exchange reviews on all thee draft directives, so first we are going to hear from the council on the state of play, if any of them are remaining</text:p>
          </table:table-cell>
          <table:table-cell table:formula="of:=IF(LEN([.C62])=0;0;LEN([.C62])-LEN(SUBSTITUTE([.C62];&quot; &quot;;&quot;&quot;))+1)" office:value-type="float" office:value="63" calcext:value-type="float">
            <text:p>63</text:p>
          </table:table-cell>
          <table:table-cell table:formula="of:=[.D62]/[.B62]" office:value-type="float" office:value="2.73913043478261" calcext:value-type="float">
            <text:p>2.73913043478261</text:p>
          </table:table-cell>
        </table:table-row>
        <table:table-row table:style-name="ro1">
          <table:table-cell office:value-type="string" calcext:value-type="string">
            <text:p>240_20141016.wav.pcm</text:p>
          </table:table-cell>
          <table:table-cell office:value-type="float" office:value="21" calcext:value-type="float">
            <text:p>21</text:p>
          </table:table-cell>
          <table:table-cell office:value-type="string" calcext:value-type="string">
            <text:p>so I am going straight to Olympia Monaco now. (…) Good morning everyone, I am Olympia Monaco, I am a judge, I have been a public magistrate, and now I work for the ministry for justice, at the moment and we look at international</text:p>
          </table:table-cell>
          <table:table-cell table:formula="of:=IF(LEN([.C63])=0;0;LEN([.C63])-LEN(SUBSTITUTE([.C63];&quot; &quot;;&quot;&quot;))+1)" office:value-type="float" office:value="44" calcext:value-type="float">
            <text:p>44</text:p>
          </table:table-cell>
          <table:table-cell table:formula="of:=[.D63]/[.B63]" office:value-type="float" office:value="2.0952380952381" calcext:value-type="float">
            <text:p>2.0952380952381</text:p>
          </table:table-cell>
        </table:table-row>
        <table:table-row table:style-name="ro1">
          <table:table-cell office:value-type="string" calcext:value-type="string">
            <text:p>241_20141016.wav.pcm</text:p>
          </table:table-cell>
          <table:table-cell office:value-type="float" office:value="18" calcext:value-type="float">
            <text:p>18</text:p>
          </table:table-cell>
          <table:table-cell office:value-type="string" calcext:value-type="string">
            <text:p>legislation, and I’d like to thank you for the invitation to attend this meeting, it is an honor to be here today and to tell you about what we are doing in the council on the two proposals that we started to work on under our presidency.</text:p>
          </table:table-cell>
          <table:table-cell table:formula="of:=IF(LEN([.C64])=0;0;LEN([.C64])-LEN(SUBSTITUTE([.C64];&quot; &quot;;&quot;&quot;))+1)" office:value-type="float" office:value="47" calcext:value-type="float">
            <text:p>47</text:p>
          </table:table-cell>
          <table:table-cell table:formula="of:=[.D64]/[.B64]" office:value-type="float" office:value="2.61111111111111" calcext:value-type="float">
            <text:p>2.61111111111111</text:p>
          </table:table-cell>
        </table:table-row>
        <table:table-row table:style-name="ro1">
          <table:table-cell office:value-type="string" calcext:value-type="string">
            <text:p>242_20141016.wav.pcm</text:p>
          </table:table-cell>
          <table:table-cell office:value-type="float" office:value="22" calcext:value-type="float">
            <text:p>22</text:p>
          </table:table-cell>
          <table:table-cell office:value-type="string" calcext:value-type="string">
            <text:p>and then to tell you about the file on rights of minors and that was started under the Greek presidency with a first reading, now firstly I can say that the Italian presidency has supported and will support all of these three proposals, we think that they are very very important.</text:p>
          </table:table-cell>
          <table:table-cell table:formula="of:=IF(LEN([.C65])=0;0;LEN([.C65])-LEN(SUBSTITUTE([.C65];&quot; &quot;;&quot;&quot;))+1)" office:value-type="float" office:value="51" calcext:value-type="float">
            <text:p>51</text:p>
          </table:table-cell>
          <table:table-cell table:formula="of:=[.D65]/[.B65]" office:value-type="float" office:value="2.31818181818182" calcext:value-type="float">
            <text:p>2.31818181818182</text:p>
          </table:table-cell>
        </table:table-row>
        <table:table-row table:style-name="ro1">
          <table:table-cell office:value-type="string" calcext:value-type="string">
            <text:p>243_20141016.wav.pcm</text:p>
          </table:table-cell>
          <table:table-cell office:value-type="float" office:value="15" calcext:value-type="float">
            <text:p>15</text:p>
          </table:table-cell>
          <table:table-cell office:value-type="string" calcext:value-type="string">
            <text:p>we think it’s important to have a very high level of European legislation on the guarantees for procedural rights, and that’s one of our priorities, and this is why we are</text:p>
          </table:table-cell>
          <table:table-cell table:formula="of:=IF(LEN([.C66])=0;0;LEN([.C66])-LEN(SUBSTITUTE([.C66];&quot; &quot;;&quot;&quot;))+1)" office:value-type="float" office:value="31" calcext:value-type="float">
            <text:p>31</text:p>
          </table:table-cell>
          <table:table-cell table:formula="of:=[.D66]/[.B66]" office:value-type="float" office:value="2.06666666666667" calcext:value-type="float">
            <text:p>2.06666666666667</text:p>
          </table:table-cell>
        </table:table-row>
        <table:table-row table:style-name="ro1">
          <table:table-cell office:value-type="string" calcext:value-type="string">
            <text:p>244_20141016.wav.pcm</text:p>
          </table:table-cell>
          <table:table-cell office:value-type="float" office:value="28" calcext:value-type="float">
            <text:p>28</text:p>
          </table:table-cell>
          <table:table-cell office:value-type="string" calcext:value-type="string">
            <text:p>doing everything we can to conclude the negotiation on both of these directives, one on the presumption of innocence, and the (…) children, and we want to be able to wrap that up by December, by the end of our presidency. And we are also keen to work with you on the file for minors. I was an Italian delegate, that took part in negotiations under the Greek presidency on this. </text:p>
          </table:table-cell>
          <table:table-cell table:formula="of:=IF(LEN([.C67])=0;0;LEN([.C67])-LEN(SUBSTITUTE([.C67];&quot; &quot;;&quot;&quot;))+1)" office:value-type="float" office:value="72" calcext:value-type="float">
            <text:p>72</text:p>
          </table:table-cell>
          <table:table-cell table:formula="of:=[.D67]/[.B67]" office:value-type="float" office:value="2.57142857142857" calcext:value-type="float">
            <text:p>2.57142857142857</text:p>
          </table:table-cell>
        </table:table-row>
        <table:table-row table:style-name="ro1">
          <table:table-cell office:value-type="string" calcext:value-type="string">
            <text:p>245_20141016.wav.pcm</text:p>
          </table:table-cell>
          <table:table-cell office:value-type="float" office:value="18" calcext:value-type="float">
            <text:p>18</text:p>
          </table:table-cell>
          <table:table-cell office:value-type="string" calcext:value-type="string">
            <text:p>we are hoping to start work with you on this file, there have been technical reasons connected to the recent elections which mean that we haven’t been able to start this formally with the parliament. But we are ready and we do want to do that as soon as possible.</text:p>
          </table:table-cell>
          <table:table-cell table:formula="of:=IF(LEN([.C68])=0;0;LEN([.C68])-LEN(SUBSTITUTE([.C68];&quot; &quot;;&quot;&quot;))+1)" office:value-type="float" office:value="50" calcext:value-type="float">
            <text:p>50</text:p>
          </table:table-cell>
          <table:table-cell table:formula="of:=[.D68]/[.B68]" office:value-type="float" office:value="2.77777777777778" calcext:value-type="float">
            <text:p>2.77777777777778</text:p>
          </table:table-cell>
        </table:table-row>
        <table:table-row table:style-name="ro1">
          <table:table-cell office:value-type="string" calcext:value-type="string">
            <text:p>246_20141016.wav.pcm</text:p>
          </table:table-cell>
          <table:table-cell office:value-type="float" office:value="25" calcext:value-type="float">
            <text:p>25</text:p>
          </table:table-cell>
          <table:table-cell office:value-type="string" calcext:value-type="string">
            <text:p>now, I’ll look at these three files, I will give you some information about the key points, and the key areas for discussion in council, I’ll start with <text:s/>the presumption of innocence, because I chaired the working party on that, and I can tell you that this proposal has received a lot of support in the council.</text:p>
          </table:table-cell>
          <table:table-cell table:formula="of:=IF(LEN([.C69])=0;0;LEN([.C69])-LEN(SUBSTITUTE([.C69];&quot; &quot;;&quot;&quot;))+1)" office:value-type="float" office:value="58" calcext:value-type="float">
            <text:p>58</text:p>
          </table:table-cell>
          <table:table-cell table:formula="of:=[.D69]/[.B69]" office:value-type="float" office:value="2.32" calcext:value-type="float">
            <text:p>2.32</text:p>
          </table:table-cell>
        </table:table-row>
        <table:table-row table:style-name="ro1">
          <table:table-cell office:value-type="string" calcext:value-type="string">
            <text:p>247_20141016.wav.pcm</text:p>
          </table:table-cell>
          <table:table-cell office:value-type="float" office:value="15" calcext:value-type="float">
            <text:p>15</text:p>
          </table:table-cell>
          <table:table-cell office:value-type="string" calcext:value-type="string">
            <text:p>during the negotiations, there haven’t been any major specific problems, there aren’t technical legal issues that are difficult to deal with, that’s often the case whenever you are looking at </text:p>
          </table:table-cell>
          <table:table-cell table:formula="of:=IF(LEN([.C70])=0;0;LEN([.C70])-LEN(SUBSTITUTE([.C70];&quot; &quot;;&quot;&quot;))+1)" office:value-type="float" office:value="31" calcext:value-type="float">
            <text:p>31</text:p>
          </table:table-cell>
          <table:table-cell table:formula="of:=[.D70]/[.B70]" office:value-type="float" office:value="2.06666666666667" calcext:value-type="float">
            <text:p>2.06666666666667</text:p>
          </table:table-cell>
        </table:table-row>
        <table:table-row table:style-name="ro1">
          <table:table-cell office:value-type="string" calcext:value-type="string">
            <text:p>248_20141016.wav.pcm</text:p>
          </table:table-cell>
          <table:table-cell office:value-type="float" office:value="20" calcext:value-type="float">
            <text:p>20</text:p>
          </table:table-cell>
          <table:table-cell office:value-type="string" calcext:value-type="string">
            <text:p>principles of case law coming from the European court, and we have had cooperation from the member states on the commission text here, and we hope that we can reach an agreement, that will be a general one on the text, at the moment we are currently looking at</text:p>
          </table:table-cell>
          <table:table-cell table:formula="of:=IF(LEN([.C71])=0;0;LEN([.C71])-LEN(SUBSTITUTE([.C71];&quot; &quot;;&quot;&quot;))+1)" office:value-type="float" office:value="49" calcext:value-type="float">
            <text:p>49</text:p>
          </table:table-cell>
          <table:table-cell table:formula="of:=[.D71]/[.B71]" office:value-type="float" office:value="2.45" calcext:value-type="float">
            <text:p>2.45</text:p>
          </table:table-cell>
        </table:table-row>
        <table:table-row table:style-name="ro1">
          <table:table-cell office:value-type="string" calcext:value-type="string">
            <text:p>129_20141106.wav.pcm</text:p>
          </table:table-cell>
          <table:table-cell office:value-type="float" office:value="30" calcext:value-type="float">
            <text:p>30</text:p>
          </table:table-cell>
          <table:table-cell office:value-type="string" calcext:value-type="string">
            <text:p>but the term national security is used in a wide range of laws, and indeed international agreements, as a a ground for exceptions to the rules, very often rules like fundamental rights, transparency, you know, citizens rights, legal protection, what have you. So if we have grounds for exceptions to our</text:p>
          </table:table-cell>
          <table:table-cell table:formula="of:=IF(LEN([.C72])=0;0;LEN([.C72])-LEN(SUBSTITUTE([.C72];&quot; &quot;;&quot;&quot;))+1)" office:value-type="float" office:value="51" calcext:value-type="float">
            <text:p>51</text:p>
          </table:table-cell>
          <table:table-cell table:formula="of:=[.D72]/[.B72]" office:value-type="float" office:value="1.7" calcext:value-type="float">
            <text:p>1.7</text:p>
          </table:table-cell>
        </table:table-row>
        <table:table-row table:style-name="ro1">
          <table:table-cell office:value-type="string" calcext:value-type="string">
            <text:p>130_20141106.wav.pcm</text:p>
          </table:table-cell>
          <table:table-cell office:value-type="float" office:value="20" calcext:value-type="float">
            <text:p>20</text:p>
          </table:table-cell>
          <table:table-cell office:value-type="string" calcext:value-type="string">
            <text:p>basic rights, then we should know, I mean that is a matter of legal centainty, we should know, exactly, what the grounds for those exceptions are, and, the thing is that if you use a term that has a different meaning, not only across the EU member states, but also in the countries that we have agreements with</text:p>
          </table:table-cell>
          <table:table-cell table:formula="of:=IF(LEN([.C73])=0;0;LEN([.C73])-LEN(SUBSTITUTE([.C73];&quot; &quot;;&quot;&quot;))+1)" office:value-type="float" office:value="58" calcext:value-type="float">
            <text:p>58</text:p>
          </table:table-cell>
          <table:table-cell table:formula="of:=[.D73]/[.B73]" office:value-type="float" office:value="2.9" calcext:value-type="float">
            <text:p>2.9</text:p>
          </table:table-cell>
        </table:table-row>
        <table:table-row table:style-name="ro1">
          <table:table-cell office:value-type="string" calcext:value-type="string">
            <text:p>131_20141106.wav.pcm</text:p>
          </table:table-cell>
          <table:table-cell office:value-type="float" office:value="23" calcext:value-type="float">
            <text:p>23</text:p>
          </table:table-cell>
          <table:table-cell office:value-type="string" calcext:value-type="string">
            <text:p>I mean, if we are talking about, very often it is not clear, we have international agreements, which which say, for reasons of national security we may have exceptions x y z, but the national security of which country, exactly? If we have an agreement, say , on the transfer of bank data or passenger data to the united states, and they give us certain legal safeguards</text:p>
          </table:table-cell>
          <table:table-cell table:formula="of:=IF(LEN([.C74])=0;0;LEN([.C74])-LEN(SUBSTITUTE([.C74];&quot; &quot;;&quot;&quot;))+1)" office:value-type="float" office:value="67" calcext:value-type="float">
            <text:p>67</text:p>
          </table:table-cell>
          <table:table-cell table:formula="of:=[.D74]/[.B74]" office:value-type="float" office:value="2.91304347826087" calcext:value-type="float">
            <text:p>2.91304347826087</text:p>
          </table:table-cell>
        </table:table-row>
        <table:table-row table:style-name="ro1">
          <table:table-cell office:value-type="string" calcext:value-type="string">
            <text:p>132_20141106.wav.pcm</text:p>
          </table:table-cell>
          <table:table-cell office:value-type="float" office:value="17" calcext:value-type="float">
            <text:p>17</text:p>
          </table:table-cell>
          <table:table-cell office:value-type="string" calcext:value-type="string">
            <text:p>except for, you know, when reasons of national security justify not applying those safeguards, but, does that mean that the national security of the united states actually define when European law applies to me?</text:p>
          </table:table-cell>
          <table:table-cell table:formula="of:=IF(LEN([.C75])=0;0;LEN([.C75])-LEN(SUBSTITUTE([.C75];&quot; &quot;;&quot;&quot;))+1)" office:value-type="float" office:value="34" calcext:value-type="float">
            <text:p>34</text:p>
          </table:table-cell>
          <table:table-cell table:formula="of:=[.D75]/[.B75]" office:value-type="float" office:value="2" calcext:value-type="float">
            <text:p>2</text:p>
          </table:table-cell>
        </table:table-row>
        <table:table-row table:style-name="ro1">
          <table:table-cell office:value-type="string" calcext:value-type="string">
            <text:p>133_20141106.wav.pcm</text:p>
          </table:table-cell>
          <table:table-cell office:value-type="float" office:value="29" calcext:value-type="float">
            <text:p>29</text:p>
          </table:table-cell>
          <table:table-cell office:value-type="string" calcext:value-type="string">
            <text:p>I mean, I’d really like to know, and again, if you, the one clear case I think where it is for the commission to give us a definition is safe harbor. Safe harbor is decided by the European commission. Not by the member states, not by the united states, not by parliament, y the commission, so surely, if the commission has such an important piece of, well, legislation, or or whatever you care to call it.</text:p>
          </table:table-cell>
          <table:table-cell table:formula="of:=IF(LEN([.C76])=0;0;LEN([.C76])-LEN(SUBSTITUTE([.C76];&quot; &quot;;&quot;&quot;))+1)" office:value-type="float" office:value="76" calcext:value-type="float">
            <text:p>76</text:p>
          </table:table-cell>
          <table:table-cell table:formula="of:=[.D76]/[.B76]" office:value-type="float" office:value="2.62068965517241" calcext:value-type="float">
            <text:p>2.62068965517241</text:p>
          </table:table-cell>
        </table:table-row>
        <table:table-row table:style-name="ro1">
          <table:table-cell office:value-type="string" calcext:value-type="string">
            <text:p>134_20141106.wav.pcm</text:p>
          </table:table-cell>
          <table:table-cell office:value-type="float" office:value="23" calcext:value-type="float">
            <text:p>23</text:p>
          </table:table-cell>
          <table:table-cell office:value-type="string" calcext:value-type="string">
            <text:p>and the commission itself decides, then it should be absolutely clear about the legal terms that it is using, so therefore I really feel, chair, that we should be discussing this further and we should insist that we get a full reply, a written reply by the legal service of the European commission and I I wouldn’t mind</text:p>
          </table:table-cell>
          <table:table-cell table:formula="of:=IF(LEN([.C77])=0;0;LEN([.C77])-LEN(SUBSTITUTE([.C77];&quot; &quot;;&quot;&quot;))+1)" office:value-type="float" office:value="58" calcext:value-type="float">
            <text:p>58</text:p>
          </table:table-cell>
          <table:table-cell table:formula="of:=[.D77]/[.B77]" office:value-type="float" office:value="2.52173913043478" calcext:value-type="float">
            <text:p>2.52173913043478</text:p>
          </table:table-cell>
        </table:table-row>
        <table:table-row table:style-name="ro1">
          <table:table-cell office:value-type="string" calcext:value-type="string">
            <text:p>135_20141106.wav.pcm</text:p>
          </table:table-cell>
          <table:table-cell office:value-type="float" office:value="24" calcext:value-type="float">
            <text:p>24</text:p>
          </table:table-cell>
          <table:table-cell office:value-type="string" calcext:value-type="string">
            <text:p>consulting the legal services of the council and the parliament, because the three institutions together pass legislation the whole time, well, it’s about time that we agree on the definition, even, even if the agreement would mean, the definitions as applied in the member states, but it should be absolutely clear to citizens when <text:s/>our laws apply and when they don’t</text:p>
          </table:table-cell>
          <table:table-cell table:formula="of:=IF(LEN([.C78])=0;0;LEN([.C78])-LEN(SUBSTITUTE([.C78];&quot; &quot;;&quot;&quot;))+1)" office:value-type="float" office:value="62" calcext:value-type="float">
            <text:p>62</text:p>
          </table:table-cell>
          <table:table-cell table:formula="of:=[.D78]/[.B78]" office:value-type="float" office:value="2.58333333333333" calcext:value-type="float">
            <text:p>2.58333333333333</text:p>
          </table:table-cell>
        </table:table-row>
        <table:table-row table:style-name="ro1">
          <table:table-cell office:value-type="string" calcext:value-type="string">
            <text:p>136_20141106.wav.pcm</text:p>
          </table:table-cell>
          <table:table-cell office:value-type="float" office:value="22" calcext:value-type="float">
            <text:p>22</text:p>
          </table:table-cell>
          <table:table-cell office:value-type="string" calcext:value-type="string">
            <text:p>so we need this definition. Sophie, I mean, just to remind colleagues, and the, during the inquiry, the NSA inquiry, we agreed that this, just before I come to you Jan, we agreed that this definition, of national security was critical because, the national security definition for the individual member states under the treaty</text:p>
          </table:table-cell>
          <table:table-cell table:formula="of:=IF(LEN([.C79])=0;0;LEN([.C79])-LEN(SUBSTITUTE([.C79];&quot; &quot;;&quot;&quot;))+1)" office:value-type="float" office:value="54" calcext:value-type="float">
            <text:p>54</text:p>
          </table:table-cell>
          <table:table-cell table:formula="of:=[.D79]/[.B79]" office:value-type="float" office:value="2.45454545454545" calcext:value-type="float">
            <text:p>2.45454545454545</text:p>
          </table:table-cell>
        </table:table-row>
        <table:table-row table:style-name="ro1">
          <table:table-cell office:value-type="string" calcext:value-type="string">
            <text:p>137_20141106.wav.pcm</text:p>
          </table:table-cell>
          <table:table-cell office:value-type="float" office:value="28" calcext:value-type="float">
            <text:p>28</text:p>
          </table:table-cell>
          <table:table-cell office:value-type="string" calcext:value-type="string">
            <text:p>was their sole responsibility under article four. But when it comes to the cooperation between member states then it becomes a very gray area, it becomes a much more complicated situation, and of course, then it then it is a much more diluted and difficult situation, because we re we’re into into international agreements, so we need clarity on this, and with respect to what the legal services have said</text:p>
          </table:table-cell>
          <table:table-cell table:formula="of:=IF(LEN([.C80])=0;0;LEN([.C80])-LEN(SUBSTITUTE([.C80];&quot; &quot;;&quot;&quot;))+1)" office:value-type="float" office:value="70" calcext:value-type="float">
            <text:p>70</text:p>
          </table:table-cell>
          <table:table-cell table:formula="of:=[.D80]/[.B80]" office:value-type="float" office:value="2.5" calcext:value-type="float">
            <text:p>2.5</text:p>
          </table:table-cell>
        </table:table-row>
        <table:table-row table:style-name="ro1">
          <table:table-cell office:value-type="string" calcext:value-type="string">
            <text:p>138_20141106.wav.pcm</text:p>
          </table:table-cell>
          <table:table-cell office:value-type="float" office:value="21" calcext:value-type="float">
            <text:p>21</text:p>
          </table:table-cell>
          <table:table-cell office:value-type="string" calcext:value-type="string">
            <text:p>we probably need a much more nuanced and detailed position from them, so I agree with what you said, we need to stage this in a much more detailed way, so that is why I said open your (…) passionately, and you have done that, so thank you for doing that. Yeah, I know, you, you are also going to</text:p>
          </table:table-cell>
          <table:table-cell table:formula="of:=IF(LEN([.C81])=0;0;LEN([.C81])-LEN(SUBSTITUTE([.C81];&quot; &quot;;&quot;&quot;))+1)" office:value-type="float" office:value="60" calcext:value-type="float">
            <text:p>60</text:p>
          </table:table-cell>
          <table:table-cell table:formula="of:=[.D81]/[.B81]" office:value-type="float" office:value="2.85714285714286" calcext:value-type="float">
            <text:p>2.85714285714286</text:p>
          </table:table-cell>
        </table:table-row>
        <table:table-row table:style-name="ro1">
          <table:table-cell office:value-type="string" calcext:value-type="string">
            <text:p>063_20141110.wav.pcm</text:p>
          </table:table-cell>
          <table:table-cell office:value-type="float" office:value="29" calcext:value-type="float">
            <text:p>29</text:p>
          </table:table-cell>
          <table:table-cell office:value-type="string" calcext:value-type="string">
            <text:p>average, whatever de final results of this initiative, lets say that the signal is not quite encouraging, so I really support what already has been said, it is important to suspend the decision of the parliament. Thank you very much. The next is <text:s/>madame Vergiat, from the GUE</text:p>
          </table:table-cell>
          <table:table-cell table:formula="of:=IF(LEN([.C82])=0;0;LEN([.C82])-LEN(SUBSTITUTE([.C82];&quot; &quot;;&quot;&quot;))+1)" office:value-type="float" office:value="49" calcext:value-type="float">
            <text:p>49</text:p>
          </table:table-cell>
          <table:table-cell table:formula="of:=[.D82]/[.B82]" office:value-type="float" office:value="1.68965517241379" calcext:value-type="float">
            <text:p>1.68965517241379</text:p>
          </table:table-cell>
        </table:table-row>
        <table:table-row table:style-name="ro1">
          <table:table-cell office:value-type="string" calcext:value-type="string">
            <text:p>079_20141110.wav.pcm</text:p>
          </table:table-cell>
          <table:table-cell office:value-type="float" office:value="19" calcext:value-type="float">
            <text:p>19</text:p>
          </table:table-cell>
          <table:table-cell office:value-type="string" calcext:value-type="string">
            <text:p>so, the intended balance between the specific objectives is maintained, the total funds available in the two thousand fourteen budget for the two programs are approximately one hundred million euros.</text:p>
          </table:table-cell>
          <table:table-cell table:formula="of:=IF(LEN([.C83])=0;0;LEN([.C83])-LEN(SUBSTITUTE([.C83];&quot; &quot;;&quot;&quot;))+1)" office:value-type="float" office:value="30" calcext:value-type="float">
            <text:p>30</text:p>
          </table:table-cell>
          <table:table-cell table:formula="of:=[.D83]/[.B83]" office:value-type="float" office:value="1.57894736842105" calcext:value-type="float">
            <text:p>1.57894736842105</text:p>
          </table:table-cell>
        </table:table-row>
        <table:table-row table:style-name="ro1">
          <table:table-cell office:value-type="string" calcext:value-type="string">
            <text:p>095_20141110.wav.pcm</text:p>
          </table:table-cell>
          <table:table-cell office:value-type="float" office:value="18" calcext:value-type="float">
            <text:p>18</text:p>
          </table:table-cell>
          <table:table-cell office:value-type="string" calcext:value-type="string">
            <text:p>our website has also been reorganized and redesigned in order to give a better overview of the different procedures, and we have received feedback from the different applicants, that eh they are really</text:p>
          </table:table-cell>
          <table:table-cell table:formula="of:=IF(LEN([.C84])=0;0;LEN([.C84])-LEN(SUBSTITUTE([.C84];&quot; &quot;;&quot;&quot;))+1)" office:value-type="float" office:value="33" calcext:value-type="float">
            <text:p>33</text:p>
          </table:table-cell>
          <table:table-cell table:formula="of:=[.D84]/[.B84]" office:value-type="float" office:value="1.83333333333333" calcext:value-type="float">
            <text:p>1.83333333333333</text:p>
          </table:table-cell>
        </table:table-row>
        <table:table-row table:style-name="ro1">
          <table:table-cell office:value-type="string" calcext:value-type="string">
            <text:p>111_20141110.wav.pcm</text:p>
          </table:table-cell>
          <table:table-cell office:value-type="float" office:value="17" calcext:value-type="float">
            <text:p>17</text:p>
          </table:table-cell>
          <table:table-cell office:value-type="string" calcext:value-type="string">
            <text:p>could you tell me if the figures I have are actually correct, and then there is two follow up questions. How is the commission going to prevent all forms violence, considering children and young people or women, given this significant reduction in funding</text:p>
          </table:table-cell>
          <table:table-cell table:formula="of:=IF(LEN([.C85])=0;0;LEN([.C85])-LEN(SUBSTITUTE([.C85];&quot; &quot;;&quot;&quot;))+1)" office:value-type="float" office:value="43" calcext:value-type="float">
            <text:p>43</text:p>
          </table:table-cell>
          <table:table-cell table:formula="of:=[.D85]/[.B85]" office:value-type="float" office:value="2.52941176470588" calcext:value-type="float">
            <text:p>2.52941176470588</text:p>
          </table:table-cell>
        </table:table-row>
        <table:table-row table:style-name="ro1">
          <table:table-cell office:value-type="string" calcext:value-type="string">
            <text:p>127_20141110.wav.pcm</text:p>
          </table:table-cell>
          <table:table-cell office:value-type="float" office:value="24" calcext:value-type="float">
            <text:p>24</text:p>
          </table:table-cell>
          <table:table-cell office:value-type="string" calcext:value-type="string">
            <text:p>too much, what is lagging behind in the financial programs with the pilot projects that you proposed to us and tried to help on this, and these pilot projects are quite important, I remember the pilot we did on training, for example with mister Belinguere and other members , and I remember also a project on sign language, again, where we gave our support</text:p>
          </table:table-cell>
          <table:table-cell table:formula="of:=IF(LEN([.C86])=0;0;LEN([.C86])-LEN(SUBSTITUTE([.C86];&quot; &quot;;&quot;&quot;))+1)" office:value-type="float" office:value="64" calcext:value-type="float">
            <text:p>64</text:p>
          </table:table-cell>
          <table:table-cell table:formula="of:=[.D86]/[.B86]" office:value-type="float" office:value="2.66666666666667" calcext:value-type="float">
            <text:p>2.66666666666667</text:p>
          </table:table-cell>
        </table:table-row>
        <table:table-row table:style-name="ro1">
          <table:table-cell office:value-type="string" calcext:value-type="string">
            <text:p>143_20141110.wav.pcm</text:p>
          </table:table-cell>
          <table:table-cell office:value-type="float" office:value="26" calcext:value-type="float">
            <text:p>26</text:p>
          </table:table-cell>
          <table:table-cell office:value-type="string" calcext:value-type="string">
            <text:p>according to the two evaluation the commission has carried out, one in two thousand thirteen and one in two thousand fourteen, which it, which it shared with you parliament and with the council. The previous program was quite an efficient and effective program regardles of its small budget, it is indeed the smallest EU program that exits</text:p>
          </table:table-cell>
          <table:table-cell table:formula="of:=IF(LEN([.C87])=0;0;LEN([.C87])-LEN(SUBSTITUTE([.C87];&quot; &quot;;&quot;&quot;))+1)" office:value-type="float" office:value="57" calcext:value-type="float">
            <text:p>57</text:p>
          </table:table-cell>
          <table:table-cell table:formula="of:=[.D87]/[.B87]" office:value-type="float" office:value="2.19230769230769" calcext:value-type="float">
            <text:p>2.19230769230769</text:p>
          </table:table-cell>
        </table:table-row>
        <table:table-row table:style-name="ro1">
          <table:table-cell office:value-type="string" calcext:value-type="string">
            <text:p>159_20141110.wav.pcm</text:p>
          </table:table-cell>
          <table:table-cell office:value-type="float" office:value="20" calcext:value-type="float">
            <text:p>20</text:p>
          </table:table-cell>
          <table:table-cell office:value-type="string" calcext:value-type="string">
            <text:p>then what is the output until now of the implementation of the annual work programe for two thousand fourteen because as you know we are already half a year on it’s way, in relation to the, as far as the implementation is concerned, we have issued, we have published the first call for grants for the amount of six hundred thousand euros.</text:p>
          </table:table-cell>
          <table:table-cell table:formula="of:=IF(LEN([.C88])=0;0;LEN([.C88])-LEN(SUBSTITUTE([.C88];&quot; &quot;;&quot;&quot;))+1)" office:value-type="float" office:value="62" calcext:value-type="float">
            <text:p>62</text:p>
          </table:table-cell>
          <table:table-cell table:formula="of:=[.D88]/[.B88]" office:value-type="float" office:value="3.1" calcext:value-type="float">
            <text:p>3.1</text:p>
          </table:table-cell>
        </table:table-row>
        <table:table-row table:style-name="ro1">
          <table:table-cell office:value-type="string" calcext:value-type="string">
            <text:p>175_20141110.wav.pcm</text:p>
          </table:table-cell>
          <table:table-cell office:value-type="float" office:value="21" calcext:value-type="float">
            <text:p>21</text:p>
          </table:table-cell>
          <table:table-cell office:value-type="string" calcext:value-type="string">
            <text:p>the next point on the agenda is the presention by the commission of the work program for two thousand fourteen and the financing for union action and emergency assistance within the framework of the asylum migration and integration fund, internal security fund</text:p>
          </table:table-cell>
          <table:table-cell table:formula="of:=IF(LEN([.C89])=0;0;LEN([.C89])-LEN(SUBSTITUTE([.C89];&quot; &quot;;&quot;&quot;))+1)" office:value-type="float" office:value="42" calcext:value-type="float">
            <text:p>42</text:p>
          </table:table-cell>
          <table:table-cell table:formula="of:=[.D89]/[.B89]" office:value-type="float" office:value="2" calcext:value-type="float">
            <text:p>2</text:p>
          </table:table-cell>
        </table:table-row>
        <table:table-row table:style-name="ro1">
          <table:table-cell office:value-type="string" calcext:value-type="string">
            <text:p>191_20141110.wav.pcm</text:p>
          </table:table-cell>
          <table:table-cell office:value-type="float" office:value="22" calcext:value-type="float">
            <text:p>22</text:p>
          </table:table-cell>
          <table:table-cell office:value-type="string" calcext:value-type="string">
            <text:p>will be able to assess afterwards this complementarity with the actions under national programs, another element important quite new, transnational multi agenccy initiatives with the potential to improve practical cooparation so working with the agencies, practical cooperation an extremely element in the</text:p>
          </table:table-cell>
          <table:table-cell table:formula="of:=IF(LEN([.C90])=0;0;LEN([.C90])-LEN(SUBSTITUTE([.C90];&quot; &quot;;&quot;&quot;))+1)" office:value-type="float" office:value="42" calcext:value-type="float">
            <text:p>42</text:p>
          </table:table-cell>
          <table:table-cell table:formula="of:=[.D90]/[.B90]" office:value-type="float" office:value="1.90909090909091" calcext:value-type="float">
            <text:p>1.90909090909091</text:p>
          </table:table-cell>
        </table:table-row>
        <table:table-row table:style-name="ro1">
          <table:table-cell office:value-type="string" calcext:value-type="string">
            <text:p>207_20141110.wav.pcm</text:p>
          </table:table-cell>
          <table:table-cell office:value-type="float" office:value="29" calcext:value-type="float">
            <text:p>29</text:p>
          </table:table-cell>
          <table:table-cell office:value-type="string" calcext:value-type="string">
            <text:p>and strengthening the preparation of technical experts extremely important when eh it is dealt with eh sometimes complicated border management issues, for internal security the third one, annual work program for internal security found on police a cooparation, that amount two forty nine point five almost fifty milion</text:p>
          </table:table-cell>
          <table:table-cell table:formula="of:=IF(LEN([.C91])=0;0;LEN([.C91])-LEN(SUBSTITUTE([.C91];&quot; &quot;;&quot;&quot;))+1)" office:value-type="float" office:value="48" calcext:value-type="float">
            <text:p>48</text:p>
          </table:table-cell>
          <table:table-cell table:formula="of:=[.D91]/[.B91]" office:value-type="float" office:value="1.6551724137931" calcext:value-type="float">
            <text:p>1.6551724137931</text:p>
          </table:table-cell>
        </table:table-row>
        <table:table-row table:style-name="ro1">
          <table:table-cell office:value-type="string" calcext:value-type="string">
            <text:p>137_20141120.wav.pcm</text:p>
          </table:table-cell>
          <table:table-cell office:value-type="float" office:value="22" calcext:value-type="float">
            <text:p>22</text:p>
          </table:table-cell>
          <table:table-cell/>
          <table:table-cell table:formula="of:=IF(LEN([.C92])=0;0;LEN([.C92])-LEN(SUBSTITUTE([.C92];&quot; &quot;;&quot;&quot;))+1)" office:value-type="float" office:value="0" calcext:value-type="float">
            <text:p>0</text:p>
          </table:table-cell>
          <table:table-cell table:formula="of:=[.D92]/[.B92]" office:value-type="float" office:value="0" calcext:value-type="float">
            <text:p>0</text:p>
          </table:table-cell>
        </table:table-row>
        <table:table-row table:style-name="ro1">
          <table:table-cell office:value-type="string" calcext:value-type="string">
            <text:p>138_20141120.wav.pcm</text:p>
          </table:table-cell>
          <table:table-cell office:value-type="float" office:value="28" calcext:value-type="float">
            <text:p>28</text:p>
          </table:table-cell>
          <table:table-cell office:value-type="string" calcext:value-type="string">
            <text:p>okay colleagues lets begin, I’m sorry for the delay ehm, we will just begin on the, missus, .. , missus Macovei is here, we will start on the item of the european public prosecutors office, as all of you know the commission presented in july last year its proposals for the establishment of the E P P O on the basis of article eighty six of the treaties</text:p>
          </table:table-cell>
          <table:table-cell table:formula="of:=IF(LEN([.C93])=0;0;LEN([.C93])-LEN(SUBSTITUTE([.C93];&quot; &quot;;&quot;&quot;))+1)" office:value-type="float" office:value="68" calcext:value-type="float">
            <text:p>68</text:p>
          </table:table-cell>
          <table:table-cell table:formula="of:=[.D93]/[.B93]" office:value-type="float" office:value="2.42857142857143" calcext:value-type="float">
            <text:p>2.42857142857143</text:p>
          </table:table-cell>
        </table:table-row>
        <table:table-row table:style-name="ro1">
          <table:table-cell office:value-type="string" calcext:value-type="string">
            <text:p>139_20141120.wav.pcm</text:p>
          </table:table-cell>
          <table:table-cell office:value-type="float" office:value="28" calcext:value-type="float">
            <text:p>28</text:p>
          </table:table-cell>
          <table:table-cell office:value-type="string" calcext:value-type="string">
            <text:p>pursuing to article eighty six, one of the proposals agreed by member states of the council, it’s sent to parliament for consent and this is not a codecision procedure but a consent procedure just to underline that for colleagues who are are new to that, the last term, the parliament adopted a resolution, and colleagues will remember that it was mister Jakalino, who was our rapporteur in the last mandate, this was on the basis of rule eighty one of the rules of procedure</text:p>
          </table:table-cell>
          <table:table-cell table:formula="of:=IF(LEN([.C94])=0;0;LEN([.C94])-LEN(SUBSTITUTE([.C94];&quot; &quot;;&quot;&quot;))+1)" office:value-type="float" office:value="84" calcext:value-type="float">
            <text:p>84</text:p>
          </table:table-cell>
          <table:table-cell table:formula="of:=[.D94]/[.B94]" office:value-type="float" office:value="3" calcext:value-type="float">
            <text:p>3</text:p>
          </table:table-cell>
        </table:table-row>
        <table:table-row table:style-name="ro1">
          <table:table-cell office:value-type="string" calcext:value-type="string">
            <text:p>140_20141120.wav.pcm</text:p>
          </table:table-cell>
          <table:table-cell office:value-type="float" office:value="23" calcext:value-type="float">
            <text:p>23</text:p>
          </table:table-cell>
          <table:table-cell office:value-type="string" calcext:value-type="string">
            <text:p>with indications to council about how the E P P O should be shaped and how it should work to get the approval of parliament when the moment comes, in particular the council was asked to keep the parliament fully involved in negotiations. So today we have invited the commission and the council presidency to update our new rapporteur for the E P P O, miss Monica Macovei, who is here</text:p>
          </table:table-cell>
          <table:table-cell table:formula="of:=IF(LEN([.C95])=0;0;LEN([.C95])-LEN(SUBSTITUTE([.C95];&quot; &quot;;&quot;&quot;))+1)" office:value-type="float" office:value="71" calcext:value-type="float">
            <text:p>71</text:p>
          </table:table-cell>
          <table:table-cell table:formula="of:=[.D95]/[.B95]" office:value-type="float" office:value="3.08695652173913" calcext:value-type="float">
            <text:p>3.08695652173913</text:p>
          </table:table-cell>
        </table:table-row>
        <table:table-row table:style-name="ro1">
          <table:table-cell office:value-type="string" calcext:value-type="string">
            <text:p>141_20141120.wav.pcm</text:p>
          </table:table-cell>
          <table:table-cell office:value-type="float" office:value="28" calcext:value-type="float">
            <text:p>28</text:p>
          </table:table-cell>
          <table:table-cell office:value-type="string" calcext:value-type="string">
            <text:p>and all the LIBE members on the state of the negotiations in the council, so I’m now going to first give the floor to the commission, and then to the presidency and then to the rapporteur and the shadows to give their states of play. First the commission representative who is now mister Heimand, mister Heimand is taking his palce, because of time I am just going straight to the commission for a brief</text:p>
          </table:table-cell>
          <table:table-cell table:formula="of:=IF(LEN([.C96])=0;0;LEN([.C96])-LEN(SUBSTITUTE([.C96];&quot; &quot;;&quot;&quot;))+1)" office:value-type="float" office:value="74" calcext:value-type="float">
            <text:p>74</text:p>
          </table:table-cell>
          <table:table-cell table:formula="of:=[.D96]/[.B96]" office:value-type="float" office:value="2.64285714285714" calcext:value-type="float">
            <text:p>2.64285714285714</text:p>
          </table:table-cell>
        </table:table-row>
        <table:table-row table:style-name="ro1">
          <table:table-cell office:value-type="string" calcext:value-type="string">
            <text:p>142_20141120.wav.pcm</text:p>
          </table:table-cell>
          <table:table-cell office:value-type="float" office:value="21" calcext:value-type="float">
            <text:p>21</text:p>
          </table:table-cell>
          <table:table-cell office:value-type="string" calcext:value-type="string">
            <text:p>update and that will be, okay, commission first. Thank you very much chairman, I would like to start by saying that obviously the Commission supports the efforts of the Italian Presidency to advance further with the negotiations on the EPPO regulation and of course we participate constructively in the debate</text:p>
          </table:table-cell>
          <table:table-cell table:formula="of:=IF(LEN([.C97])=0;0;LEN([.C97])-LEN(SUBSTITUTE([.C97];&quot; &quot;;&quot;&quot;))+1)" office:value-type="float" office:value="50" calcext:value-type="float">
            <text:p>50</text:p>
          </table:table-cell>
          <table:table-cell table:formula="of:=[.D97]/[.B97]" office:value-type="float" office:value="2.38095238095238" calcext:value-type="float">
            <text:p>2.38095238095238</text:p>
          </table:table-cell>
        </table:table-row>
        <table:table-row table:style-name="ro1">
          <table:table-cell office:value-type="string" calcext:value-type="string">
            <text:p>144_20141120.wav.pcm</text:p>
          </table:table-cell>
          <table:table-cell office:value-type="float" office:value="25" calcext:value-type="float">
            <text:p>25</text:p>
          </table:table-cell>
          <table:table-cell office:value-type="string" calcext:value-type="string">
            <text:p>the commissions commitment to putting an independent European Public Prosecutors Office in place by two thousand sixteen has been confirmed in a mission letter from president Junker to commissioner … . Our response to the common challenge is to set up an independent and efficient European Public Prosecutors Office, which will bring real added value. And these are our red lines, firstly the EPPO must be independent.</text:p>
          </table:table-cell>
          <table:table-cell table:formula="of:=IF(LEN([.C98])=0;0;LEN([.C98])-LEN(SUBSTITUTE([.C98];&quot; &quot;;&quot;&quot;))+1)" office:value-type="float" office:value="67" calcext:value-type="float">
            <text:p>67</text:p>
          </table:table-cell>
          <table:table-cell table:formula="of:=[.D98]/[.B98]" office:value-type="float" office:value="2.68" calcext:value-type="float">
            <text:p>2.68</text:p>
          </table:table-cell>
        </table:table-row>
        <table:table-row table:style-name="ro1">
          <table:table-cell office:value-type="string" calcext:value-type="string">
            <text:p>145_20141120.wav.pcm</text:p>
          </table:table-cell>
          <table:table-cell office:value-type="float" office:value="16" calcext:value-type="float">
            <text:p>16</text:p>
          </table:table-cell>
          <table:table-cell office:value-type="string" calcext:value-type="string">
            <text:p>It has to be immune from European and national influences, while remaining accountable for its work. At central level, the European Chief Prosecutor, the deputies and the European Prosecutors, will embody the EPPO’s European dimension and its independence</text:p>
          </table:table-cell>
          <table:table-cell table:formula="of:=IF(LEN([.C99])=0;0;LEN([.C99])-LEN(SUBSTITUTE([.C99];&quot; &quot;;&quot;&quot;))+1)" office:value-type="float" office:value="38" calcext:value-type="float">
            <text:p>38</text:p>
          </table:table-cell>
          <table:table-cell table:formula="of:=[.D99]/[.B99]" office:value-type="float" office:value="2.375" calcext:value-type="float">
            <text:p>2.375</text:p>
          </table:table-cell>
        </table:table-row>
        <table:table-row table:style-name="ro1">
          <table:table-cell office:value-type="string" calcext:value-type="string">
            <text:p>146_20141120.wav.pcm</text:p>
          </table:table-cell>
          <table:table-cell office:value-type="float" office:value="22" calcext:value-type="float">
            <text:p>22</text:p>
          </table:table-cell>
          <table:table-cell office:value-type="string" calcext:value-type="string">
            <text:p>Therefore, the appointment procedure for them must foresee sufficient safeguards for independence. The appointment has to be undertaken by the European institutions, which should give both the council and the European Parliament a real opportunity to choose between different candidates. The assessment of the professional experience and knowledge of the candidates has to be performed by an independent panel.</text:p>
          </table:table-cell>
          <table:table-cell table:formula="of:=IF(LEN([.C100])=0;0;LEN([.C100])-LEN(SUBSTITUTE([.C100];&quot; &quot;;&quot;&quot;))+1)" office:value-type="float" office:value="59" calcext:value-type="float">
            <text:p>59</text:p>
          </table:table-cell>
          <table:table-cell table:formula="of:=[.D100]/[.B100]" office:value-type="float" office:value="2.68181818181818" calcext:value-type="float">
            <text:p>2.68181818181818</text:p>
          </table:table-cell>
        </table:table-row>
        <table:table-row table:style-name="ro1">
          <table:table-cell office:value-type="string" calcext:value-type="string">
            <text:p>147_20141120.wav.pcm</text:p>
          </table:table-cell>
          <table:table-cell office:value-type="float" office:value="17" calcext:value-type="float">
            <text:p>17</text:p>
          </table:table-cell>
          <table:table-cell office:value-type="string" calcext:value-type="string">
            <text:p>It is important to recall that at the local level, the European delegated prosecutors will act on behalf of the EPPO. Despite the geographical distance to their place of work, they will belong to the same office and they need to share the same goal, and be integrated in the EPPO to the maximum extent. </text:p>
          </table:table-cell>
          <table:table-cell table:formula="of:=IF(LEN([.C101])=0;0;LEN([.C101])-LEN(SUBSTITUTE([.C101];&quot; &quot;;&quot;&quot;))+1)" office:value-type="float" office:value="56" calcext:value-type="float">
            <text:p>56</text:p>
          </table:table-cell>
          <table:table-cell table:formula="of:=[.D101]/[.B101]" office:value-type="float" office:value="3.29411764705882" calcext:value-type="float">
            <text:p>3.29411764705882</text:p>
          </table:table-cell>
        </table:table-row>
        <table:table-row table:style-name="ro1">
          <table:table-cell office:value-type="string" calcext:value-type="string">
            <text:p>232_20141211.wav.pcm</text:p>
          </table:table-cell>
          <table:table-cell office:value-type="float" office:value="29" calcext:value-type="float">
            <text:p>29</text:p>
          </table:table-cell>
          <table:table-cell office:value-type="string" calcext:value-type="string">
            <text:p>now, with regard to ehm ehm ehm ehm, protection of private data, the agreement between the united states and the European Union is something which special attention has been paid to. Legal solution is what is being sought something that would be acceptable to the citizens of Europe protecting and guaranteeing their rights as well. Vis a vis US authorities.</text:p>
          </table:table-cell>
          <table:table-cell table:formula="of:=IF(LEN([.C102])=0;0;LEN([.C102])-LEN(SUBSTITUTE([.C102];&quot; &quot;;&quot;&quot;))+1)" office:value-type="float" office:value="60" calcext:value-type="float">
            <text:p>60</text:p>
          </table:table-cell>
          <table:table-cell table:formula="of:=[.D102]/[.B102]" office:value-type="float" office:value="2.06896551724138" calcext:value-type="float">
            <text:p>2.06896551724138</text:p>
          </table:table-cell>
        </table:table-row>
      </table:table>
      <table:table table:name="totals" table:style-name="ta1">
        <table:table-column table:style-name="co3" table:default-cell-style-name="Default"/>
        <table:table-column table:style-name="co2" table:default-cell-style-name="Default"/>
        <table:table-row table:style-name="ro1">
          <table:table-cell office:value-type="string" calcext:value-type="string">
            <text:p>Total nr words</text:p>
          </table:table-cell>
          <table:table-cell table:formula="of:=SUM([$transcriptions.D$1:$transcriptions.D$1048576])" office:value-type="float" office:value="4893" calcext:value-type="float">
            <text:p>4893</text:p>
          </table:table-cell>
        </table:table-row>
        <table:table-row table:style-name="ro1">
          <table:table-cell office:value-type="string" calcext:value-type="string">
            <text:p>Avg nr words</text:p>
          </table:table-cell>
          <table:table-cell table:formula="of:=AVERAGE([$transcriptions.D$1:$transcriptions.D$1048576])" office:value-type="float" office:value="48.4455445544555" calcext:value-type="float">
            <text:p>48.4455445544555</text:p>
          </table:table-cell>
        </table:table-row>
        <table:table-row table:style-name="ro1">
          <table:table-cell table:number-columns-repeated="2"/>
        </table:table-row>
        <table:table-row table:style-name="ro1">
          <table:table-cell office:value-type="string" calcext:value-type="string">
            <text:p>Total time transcribed (seconds)</text:p>
          </table:table-cell>
          <table:table-cell table:formula="of:=SUM([$transcriptions.B$1:$transcriptions.B$1048576])" office:value-type="float" office:value="2179" calcext:value-type="float">
            <text:p>2179</text:p>
          </table:table-cell>
        </table:table-row>
        <table:table-row table:style-name="ro1">
          <table:table-cell office:value-type="string" calcext:value-type="string">
            <text:p>Total time transcribed (minutes)</text:p>
          </table:table-cell>
          <table:table-cell table:formula="of:=[.B4]/60" office:value-type="float" office:value="36.3166666666667" calcext:value-type="float">
            <text:p>36.3166666666667</text:p>
          </table:table-cell>
        </table:table-row>
        <table:table-row table:style-name="ro1">
          <table:table-cell table:number-columns-repeated="2"/>
        </table:table-row>
        <table:table-row table:style-name="ro1">
          <table:table-cell office:value-type="string" calcext:value-type="string">
            <text:p>Average nr words per second</text:p>
          </table:table-cell>
          <table:table-cell table:formula="of:=AVERAGE([$transcriptions.E$1:$transcriptions.E$1048576])" office:value-type="float" office:value="2.24448605704279" calcext:value-type="float">
            <text:p>2.24448605704279</text:p>
          </table:table-cell>
        </table:table-row>
      </table:table>
      <table:table table:name="urls" table:style-name="ta1">
        <table:table-column table:style-name="co2" table:number-columns-repeated="2" table:default-cell-style-name="Default"/>
        <table:table-row table:style-name="ro1">
          <table:table-cell office:value-type="string" calcext:value-type="string">
            <text:p>Members</text:p>
          </table:table-cell>
          <table:table-cell office:value-type="string" calcext:value-type="string">
            <text:p>https://www.europarl.europa.eu/committees/en/archives/8/libe/members</text:p>
          </table:table-cell>
        </table:table-row>
      </table:table>
      <table:named-expressions/>
      <table:database-ranges>
        <table:database-range table:name="__Anonymous_Sheet_DB__0" table:target-range-address="transcriptions.A1:transcriptions.E9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1:13:31.3110848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0:10:45.243783412</meta:creation-date>
    <meta:generator>LibreOffice/6.4.6.2$Linux_X86_64 LibreOffice_project/40$Build-2</meta:generator>
    <dc:date>2021-03-29T15:48:36.049458902</dc:date>
    <meta:editing-duration>PT15H55M52S</meta:editing-duration>
    <meta:editing-cycles>128</meta:editing-cycles>
    <meta:document-statistic meta:table-count="3" meta:cell-count="520" meta:object-count="0"/>
  </office:meta>
</office:document-meta>
</file>